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10E0000352600000027FE1BEE0835C58AA0.svm" manifest:media-type=""/>
  <manifest:file-entry manifest:full-path="Pictures/1000020100000A9300000672601ADAC5F99D5349.png" manifest:media-type="image/png"/>
  <manifest:file-entry manifest:full-path="Pictures/10000201000001CA000000863AD3BAC9B149B2CE.png" manifest:media-type="image/png"/>
  <manifest:file-entry manifest:full-path="Pictures/1000000000000295000000C2AA5C09C5813DC296.jpg" manifest:media-type="image/jpeg"/>
  <manifest:file-entry manifest:full-path="Pictures/100000000000002000000020B2FF2A327EABC87D.png" manifest:media-type="image/png"/>
  <manifest:file-entry manifest:full-path="Pictures/100000000000042B000003208BE499AC75AC72E4.jpg" manifest:media-type="image/jpeg"/>
  <manifest:file-entry manifest:full-path="Pictures/1000000000000E9A0000001BCD3974EF61C6F41F.png" manifest:media-type="image/png"/>
  <manifest:file-entry manifest:full-path="Pictures/100000000000000D0000000D71E94F11921A5DE8.png" manifest:media-type="image/png"/>
  <manifest:file-entry manifest:full-path="Pictures/10000201000000BE000000BE9F67E86A3DC025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1" svg:font-family="DIN-Bold"/>
    <style:font-face style:name="Times New Roman2" svg:font-family="'Times New Roman'"/>
    <style:font-face style:name="Ubuntu Mono3" svg:font-family="'Ubuntu Mono'" style:font-adornments="Regular"/>
    <style:font-face style:name="Univers 45 Light2" svg:font-family="'Univers 45 Light'"/>
    <style:font-face style:name="Univers Light1" svg:font-family="'Univers Light'"/>
    <style:font-face style:name="Ubuntu Mono2" svg:font-family="'Ubuntu Mono'" style:font-pitch="fixed"/>
    <style:font-face style:name="Ubuntu Mono1" svg:font-family="'Ubuntu Mono'" style:font-adornments="45 Light" style:font-pitch="fixed"/>
    <style:font-face style:name="Times New Roman3" svg:font-family="'Times New Roman'" style:font-family-generic="roman" style:font-pitch="fixed"/>
    <style:font-face style:name="ＭＳ Ｐゴシック1" svg:font-family="'ＭＳ Ｐゴシック'" style:font-family-generic="roman" style:font-pitch="fixed"/>
    <style:font-face style:name="Arial1" svg:font-family="Arial" style:font-pitch="variable"/>
    <style:font-face style:name="DIN-Bold" svg:font-family="DIN-Bold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Noto Sans Devanagari1" svg:font-family="'Noto Sans Devanagari'" style:font-pitch="variable"/>
    <style:font-face style:name="Times New Roman1" svg:font-family="'Times New Roman'" style:font-pitch="variable"/>
    <style:font-face style:name="Ubuntu Mono" svg:font-family="'Ubuntu Mono'" style:font-adornments="45 Light" style:font-pitch="variable"/>
    <style:font-face style:name="Univers 45 Light" svg:font-family="'Univers 45 Light'" style:font-pitch="variable"/>
    <style:font-face style:name="Univers LT Std" svg:font-family="'Univers LT Std'" style:font-pitch="variable"/>
    <style:font-face style:name="Univers LT Std1" svg:font-family="'Univers LT Std'" style:font-adornments="45 Light" style:font-pitch="variable"/>
    <style:font-face style:name="Univers Light" svg:font-family="'Univers Light'" style:font-pitch="variable"/>
    <style:font-face style:name="AR PL New Sung1" svg:font-family="'AR PL New Sung'" style:font-family-generic="roman" style:font-pitch="variable"/>
    <style:font-face style:name="Arial" svg:font-family="Arial" style:font-family-generic="roman" style:font-pitch="variable"/>
    <style:font-face style:name="DIN" svg:font-family="DIN" style:font-family-generic="roman" style:font-pitch="variable"/>
    <style:font-face style:name="Liberation Sans" svg:font-family="'Liberation Sans'" style:font-family-generic="roman" style:font-pitch="variable"/>
    <style:font-face style:name="Noto Sans Devanagari2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Univers 45 Light1" svg:font-family="'Univers 45 Light'" style:font-family-generic="roman" style:font-pitch="variable"/>
    <style:font-face style:name="Univers LT Std2" svg:font-family="'Univers LT Std'" style:font-family-generic="roman" style:font-pitch="variable"/>
    <style:font-face style:name="Univers LT Std3" svg:font-family="'Univers LT Std'" style:font-adornments="45 Light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IN1" svg:font-family="DIN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nivers" svg:font-family="Univers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5cm" fo:min-width="22.5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fo:min-height="1.151cm"/>
    </style:style>
    <style:style style:name="pr3" style:family="presentation" style:parent-style-name="Master1-Layout2-obj-Titel-und-Inhalt-outline1">
      <style:graphic-properties draw:textarea-vertical-align="middle" fo:min-height="11.049cm"/>
    </style:style>
    <style:style style:name="pr4" style:family="presentation" style:parent-style-name="Master1-Layout2-obj-Titel-und-Inhalt-notes">
      <style:graphic-properties draw:fill-color="#ffffff" fo:min-height="12.383cm"/>
    </style:style>
    <style:style style:name="pr5" style:family="presentation" style:parent-style-name="Master1-Layout2-obj-Titel-und-Inhalt-title">
      <style:graphic-properties draw:auto-grow-height="true" fo:min-height="1.157cm"/>
    </style:style>
    <style:style style:name="pr6" style:family="presentation" style:parent-style-name="Master1-Layout2-obj-Titel-und-Inhalt-outline1">
      <style:graphic-properties draw:auto-grow-height="true" fo:min-height="12.793cm"/>
    </style:style>
    <style:style style:name="pr7" style:family="presentation" style:parent-style-name="Master1-Layout2-obj-Titel-und-Inhalt-notes">
      <style:graphic-properties draw:fill-color="#ffffff" draw:auto-grow-height="true" fo:min-height="12.383cm"/>
    </style:style>
    <style:style style:name="pr8" style:family="presentation" style:parent-style-name="Master1-Layout2-obj-Titel-und-Inhalt-title">
      <style:graphic-properties draw:auto-grow-height="true" fo:min-height="1.151cm"/>
    </style:style>
    <style:style style:name="pr9" style:family="presentation" style:parent-style-name="Master1-Layout2-obj-Titel-und-Inhalt-outline1">
      <style:graphic-properties draw:textarea-vertical-align="middle" fo:min-height="14.391cm"/>
    </style:style>
    <style:style style:name="pr10" style:family="presentation" style:parent-style-name="Master1-Layout2-obj-Titel-und-Inhalt-outline1">
      <style:graphic-properties draw:textarea-vertical-align="middle" fo:min-height="13.748cm"/>
    </style:style>
    <style:style style:name="pr11" style:family="presentation" style:parent-style-name="Master1-Layout2-obj-Titel-und-Inhalt-outline1">
      <style:graphic-properties fo:min-height="14.391cm"/>
    </style:style>
    <style:style style:name="pr12" style:family="presentation" style:parent-style-name="Master1-Layout2-obj-Titel-und-Inhalt-title">
      <style:graphic-properties fo:min-height="1.157cm"/>
    </style:style>
    <style:style style:name="pr13" style:family="presentation" style:parent-style-name="Master1-Layout2-obj-Titel-und-Inhalt-outline1">
      <style:graphic-properties draw:textarea-vertical-align="middle" draw:auto-grow-height="true" fo:min-height="11.049cm"/>
    </style:style>
    <style:style style:name="pr14" style:family="presentation" style:parent-style-name="Master1-Layout2-obj-Titel-und-Inhalt-outline1">
      <style:graphic-properties fo:min-height="14.297cm"/>
    </style:style>
    <style:style style:name="pr15" style:family="presentation" style:parent-style-name="Master1-Layout2-obj-Titel-und-Inhalt-outline1">
      <style:graphic-properties fo:min-height="13.748cm"/>
    </style:style>
    <style:style style:name="pr16" style:family="presentation" style:parent-style-name="Master1-Layout2-obj-Titel-und-Inhalt-outline1">
      <style:graphic-properties fo:min-height="11.049cm"/>
    </style:style>
    <style:style style:name="pr17" style:family="presentation" style:parent-style-name="Master1-Layout2-obj-Titel-und-Inhalt-outline1">
      <style:graphic-properties fo:min-height="14.471cm"/>
    </style:style>
    <style:style style:name="pr18" style:family="presentation" style:parent-style-name="Master1-Layout2-obj-Titel-und-Inhalt-outline1">
      <style:graphic-properties fo:min-height="14.497cm"/>
    </style:style>
    <style:style style:name="pr19" style:family="presentation" style:parent-style-name="Master1-Layout2-obj-Titel-und-Inhalt-outline1">
      <style:graphic-properties draw:auto-grow-height="true" fo:min-height="11.049cm"/>
    </style:style>
    <style:style style:name="pr20" style:family="presentation" style:parent-style-name="Master1-Layout2-obj-Titel-und-Inhalt-subtitle">
      <style:graphic-properties draw:fill-color="#ffffff" draw:textarea-vertical-align="middle" draw:auto-grow-height="true" fo:min-height="11.049cm"/>
    </style:style>
    <style:style style:name="pr21" style:family="presentation" style:parent-style-name="Master1-Layout2-obj-Titel-und-Inhalt-outline1">
      <style:graphic-properties fo:min-height="15.066cm"/>
    </style:style>
    <style:style style:name="pr22" style:family="presentation" style:parent-style-name="Master1-Layout2-obj-Titel-und-Inhalt-outline1">
      <style:graphic-properties fo:min-height="11.526cm"/>
    </style:style>
    <style:style style:name="pr23" style:family="presentation" style:parent-style-name="Master1-Layout2-obj-Titel-und-Inhalt-outline1">
      <style:graphic-properties fo:min-height="11.524cm"/>
    </style:style>
    <style:style style:name="pr24" style:family="presentation" style:parent-style-name="Master1-Layout2-obj-Titel-und-Inhalt-outline1">
      <style:graphic-properties fo:min-height="11.663cm"/>
    </style:style>
    <style:style style:name="pr25" style:family="presentation" style:parent-style-name="Master1-Layout2-obj-Titel-und-Inhalt-outline1">
      <style:graphic-properties fo:min-height="14.564cm"/>
    </style:style>
    <style:style style:name="pr26" style:family="presentation" style:parent-style-name="Master1-Layout2-obj-Titel-und-Inhalt-outline1">
      <style:graphic-properties fo:min-height="11.793cm"/>
    </style:style>
    <style:style style:name="pr27" style:family="presentation" style:parent-style-name="Master1-Layout2-obj-Titel-und-Inhalt-outline1">
      <style:graphic-properties fo:min-height="15.241cm"/>
    </style:style>
    <style:style style:name="pr28" style:family="presentation" style:parent-style-name="Master1-Layout2-obj-Titel-und-Inhalt-outline1">
      <style:graphic-properties fo:min-height="14.931cm"/>
    </style:style>
    <style:style style:name="pr29" style:family="presentation" style:parent-style-name="Master1-Layout2-obj-Titel-und-Inhalt-subtitle">
      <style:graphic-properties draw:fill-color="#ffffff" draw:auto-grow-height="true" fo:min-height="13.24cm"/>
    </style:style>
    <style:style style:name="P1" style:family="paragraph">
      <style:paragraph-properties fo:margin-left="3.736cm" fo:margin-right="0cm" fo:text-align="center" fo:text-indent="0cm"/>
    </style:style>
    <style:style style:name="P2" style:family="paragraph">
      <loext:graphic-properties draw:fill="none" draw:fill-color="#ffffff"/>
      <style:paragraph-properties fo:margin-left="3.736cm" fo:margin-right="0cm" fo:text-align="center" fo:text-indent="0cm"/>
      <style:text-properties fo:color="#ff6633" style:font-name="DIN1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top="0.494cm" fo:margin-bottom="0cm" fo:text-align="center" style:punctuation-wrap="hanging"/>
    </style:style>
    <style:style style:name="P4" style:family="paragraph">
      <loext:graphic-properties draw:fill="none" draw:fill-color="#ffffff"/>
      <style:paragraph-properties fo:margin-top="0.494cm" fo:margin-bottom="0cm" fo:text-align="center" style:punctuation-wrap="hanging"/>
      <style:text-properties style:font-name="Univers Light1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1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1" fo:font-size="17pt" style:font-size-asian="17pt" style:font-size-complex="1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80" style:font-name="DIN1"/>
    </style:style>
    <style:style style:name="P11" style:family="paragraph">
      <style:text-properties style:font-name="Univers LT Std1"/>
    </style:style>
    <style:style style:name="P12" style:family="paragraph">
      <style:paragraph-properties fo:text-align="center"/>
    </style:style>
    <style:style style:name="P13" style:family="paragraph">
      <style:paragraph-properties fo:margin-left="13.698cm" fo:margin-right="0cm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6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1.245cm" fo:margin-right="0cm" fo:margin-top="0cm" fo:margin-bottom="0cm" fo:text-indent="0cm"/>
      <style:text-properties style:font-name="Ubuntu Mono2"/>
    </style:style>
    <style:style style:name="P18" style:family="paragraph">
      <style:paragraph-properties fo:margin-left="2.491cm" fo:margin-right="0cm" fo:margin-top="0cm" fo:margin-bottom="0cm" fo:text-indent="0cm"/>
      <style:text-properties style:font-name="Ubuntu Mono2"/>
    </style:style>
    <style:style style:name="P19" style:family="paragraph">
      <style:paragraph-properties fo:margin-left="3.736cm" fo:margin-right="0cm" fo:margin-top="0cm" fo:margin-bottom="0cm" fo:text-indent="0cm"/>
      <style:text-properties style:font-name="Ubuntu Mono2"/>
    </style:style>
    <style:style style:name="P20" style:family="paragraph">
      <style:paragraph-properties fo:margin-left="4.981cm" fo:margin-right="0cm" fo:margin-top="0cm" fo:margin-bottom="0cm" fo:text-indent="0cm"/>
      <style:text-properties style:font-name="Ubuntu Mono2"/>
    </style:style>
    <style:style style:name="P21" style:family="paragraph">
      <style:paragraph-properties fo:text-align="center"/>
      <style:text-properties fo:font-size="24pt" style:font-size-asian="24pt" style:font-size-complex="24pt"/>
    </style:style>
    <style:style style:name="P22" style:family="paragraph">
      <style:paragraph-properties fo:margin-top="0cm" fo:margin-bottom="0cm"/>
      <style:text-properties style:font-name="Ubuntu Mono2"/>
    </style:style>
    <style:style style:name="P23" style:family="paragraph">
      <style:paragraph-properties fo:margin-left="1.245cm" fo:margin-right="0cm" fo:text-indent="0cm"/>
      <style:text-properties style:font-name="Ubuntu Mono2"/>
    </style:style>
    <style:style style:name="P24" style:family="paragraph">
      <style:paragraph-properties fo:margin-top="0cm" fo:margin-bottom="0.5cm"/>
      <style:text-properties style:use-window-font-color="true" style:text-outline="false" style:text-line-through-style="none" style:text-line-through-type="none" style:font-name="Univers LT Std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text-properties style:font-name="DIN1"/>
    </style:style>
    <style:style style:name="P26" style:family="paragraph">
      <style:paragraph-properties fo:margin-left="1.245cm" fo:margin-right="0cm" fo:margin-top="0cm" fo:margin-bottom="0cm" fo:text-indent="0cm"/>
    </style:style>
    <style:style style:name="P27" style:family="paragraph">
      <style:paragraph-properties fo:margin-left="2.491cm" fo:margin-right="0cm" fo:margin-top="0cm" fo:margin-bottom="0cm" fo:text-indent="0cm"/>
    </style:style>
    <style:style style:name="P28" style:family="paragraph">
      <style:paragraph-properties fo:margin-left="1.245cm" fo:margin-right="0cm" fo:text-indent="0cm"/>
    </style:style>
    <style:style style:name="P29" style:family="paragraph">
      <style:paragraph-properties fo:margin-left="2.491cm" fo:margin-right="0cm" fo:text-indent="0cm"/>
    </style:style>
    <style:style style:name="P30" style:family="paragraph">
      <style:text-properties style:font-name="Ubuntu Mono2"/>
    </style:style>
    <style:style style:name="P31" style:family="paragraph">
      <style:paragraph-properties fo:margin-left="0cm" fo:margin-right="0cm" fo:margin-top="0cm" fo:margin-bottom="0cm" fo:text-indent="0cm"/>
    </style:style>
    <style:style style:name="P32" style:family="paragraph">
      <style:paragraph-properties fo:margin-left="0cm" fo:margin-right="0cm" fo:margin-top="0cm" fo:margin-bottom="0.5cm" fo:text-indent="0cm"/>
    </style:style>
    <style:style style:name="P33" style:family="paragraph">
      <style:paragraph-properties fo:margin-top="0cm" fo:margin-bottom="0cm"/>
    </style:style>
    <style:style style:name="P34" style:family="paragraph">
      <style:paragraph-properties fo:margin-left="3.736cm" fo:margin-right="0cm" fo:margin-top="0cm" fo:margin-bottom="0cm" fo:text-indent="0cm"/>
    </style:style>
    <style:style style:name="P35" style:family="paragraph">
      <style:paragraph-properties fo:margin-top="0cm" fo:margin-bottom="0.5cm"/>
    </style:style>
    <style:style style:name="P36" style:family="paragraph">
      <style:paragraph-properties fo:margin-left="2.491cm" fo:margin-right="0cm" fo:margin-top="0cm" fo:margin-bottom="0.4cm" fo:text-indent="0cm"/>
    </style:style>
    <style:style style:name="P37" style:family="paragraph">
      <style:paragraph-properties fo:text-align="start"/>
    </style:style>
    <style:style style:name="P38" style:family="paragraph">
      <loext:graphic-properties draw:fill-color="#ffffff"/>
      <style:paragraph-properties fo:text-align="start"/>
      <style:text-properties style:font-name="Univers LT Std" fo:font-size="18pt" style:font-size-asian="18pt" style:font-size-complex="18pt"/>
    </style:style>
    <style:style style:name="P39" style:family="paragraph">
      <style:paragraph-properties fo:margin-top="0cm" fo:margin-bottom="0.5cm"/>
      <style:text-properties style:font-name="Ubuntu Mono2"/>
    </style:style>
    <style:style style:name="P40" style:family="paragraph">
      <style:paragraph-properties fo:margin-left="2.491cm" fo:margin-right="0cm" fo:margin-top="0cm" fo:margin-bottom="0.5cm" fo:text-indent="0cm"/>
    </style:style>
    <style:style style:name="P41" style:family="paragraph">
      <style:paragraph-properties fo:margin-left="4.981cm" fo:margin-right="0cm" fo:margin-top="0cm" fo:margin-bottom="0cm" fo:text-indent="0cm"/>
    </style:style>
    <style:style style:name="P42" style:family="paragraph">
      <style:paragraph-properties fo:margin-left="3.736cm" fo:margin-right="0cm" fo:text-indent="0cm"/>
    </style:style>
    <style:style style:name="P43" style:family="paragraph">
      <style:paragraph-properties fo:margin-left="1.245cm" fo:margin-right="0cm" fo:margin-top="0cm" fo:margin-bottom="0.5cm" fo:text-indent="0cm"/>
      <style:text-properties style:font-name="Ubuntu Mono2"/>
    </style:style>
    <style:style style:name="P44" style:family="paragraph">
      <style:paragraph-properties fo:margin-left="6.227cm" fo:margin-right="0cm" fo:margin-top="0cm" fo:margin-bottom="0cm" fo:text-indent="0cm"/>
    </style:style>
    <style:style style:name="P45" style:family="paragraph">
      <style:paragraph-properties fo:margin-left="0cm" fo:margin-right="0cm" fo:text-indent="0cm"/>
      <style:text-properties style:font-name="Ubuntu Mono2"/>
    </style:style>
    <style:style style:name="P46" style:family="paragraph">
      <style:paragraph-properties fo:margin-left="0cm" fo:margin-right="0cm" fo:margin-top="0cm" fo:margin-bottom="0cm" fo:text-indent="0cm"/>
      <style:text-properties style:font-name="Ubuntu Mono2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loext:graphic-properties draw:fill-color="#ffffff"/>
      <style:paragraph-properties fo:margin-left="0cm" fo:margin-right="0cm" fo:text-indent="0cm"/>
      <style:text-properties style:font-name="Univers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color="#ff6633" style:font-name="DIN1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e56b20" style:font-name="Univers LT Std" fo:font-size="22pt" style:letter-kerning="false" style:font-size-asian="22pt" style:font-name-complex="Univers 45 Light2" style:font-size-complex="22pt"/>
    </style:style>
    <style:style style:name="T3" style:family="text">
      <style:text-properties fo:color="#ffffff" style:text-line-through-style="none" style:text-line-through-type="none" style:font-name="Univers LT Std1" fo:font-size="17pt" fo:letter-spacing="normal" fo:font-style="normal" style:text-underline-style="none" fo:font-weight="normal" style:font-size-asian="17pt" style:font-style-asian="normal" style:font-weight-asian="normal" style:font-name-complex="Univers Light1" style:font-size-complex="17pt" style:font-style-complex="normal" style:font-weight-complex="normal"/>
    </style:style>
    <style:style style:name="T4" style:family="text">
      <style:text-properties style:font-name="Ubuntu Mono2"/>
    </style:style>
    <style:style style:name="T5" style:family="text">
      <style:text-properties style:font-name="Univers LT Std"/>
    </style:style>
    <style:style style:name="T6" style:family="text">
      <style:text-properties fo:color="#000080" style:font-name="DIN1"/>
    </style:style>
    <style:style style:name="T7" style:family="text">
      <style:text-properties style:font-name="Univers LT Std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800000" style:font-name="Ubuntu Mono2"/>
    </style:style>
    <style:style style:name="T13" style:family="text">
      <style:text-properties fo:color="#008000" style:font-name="Ubuntu Mono2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ff3333" style:font-name="Ubuntu Mono3" style:font-name-asian="Ubuntu Mono3" style:font-name-complex="Ubuntu Mono3"/>
    </style:style>
    <style:style style:name="T17" style:family="text">
      <style:text-properties fo:color="#ff3333" style:font-name="Ubuntu Mono2"/>
    </style:style>
    <style:style style:name="T18" style:family="text">
      <style:text-properties style:font-name="Univers" fo:font-weight="bold" style:font-weight-asian="bold" style:font-weight-complex="bold"/>
    </style:style>
    <style:style style:name="T19" style:family="text">
      <style:text-properties style:font-name="Univers"/>
    </style:style>
    <style:style style:name="T20" style:family="text">
      <style:text-properties fo:color="#0000ff" style:font-name="Ubuntu Mono2"/>
    </style:style>
    <style:style style:name="T21" style:family="text">
      <style:text-properties fo:color="#ff0000"/>
    </style:style>
    <style:style style:name="T22" style:family="text">
      <style:text-properties style:font-name="DIN1"/>
    </style:style>
    <style:style style:name="T23" style:family="text">
      <style:text-properties style:font-name="Univers LT Std" fo:font-size="18pt" style:font-size-asian="18pt" style:font-size-complex="18pt"/>
    </style:style>
    <style:style style:name="T24" style:family="text">
      <style:text-properties fo:color="#000000" style:font-name="Ubuntu Mono2"/>
    </style:style>
    <style:style style:name="T25" style:family="text">
      <style:text-properties style:font-name="Univers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9F67E86A3DC02520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number text:level="1" style:num-suffix=")" style:num-format="1">
        <style:list-level-properties text:space-before="0.61cm" text:min-label-width="0.88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9cm"/>
        <style:text-properties fo:color="#c0c0c0" fo:font-size="100%"/>
      </text:list-level-style-number>
      <text:list-level-style-number text:level="3" style:num-suffix=")" style:num-format="1">
        <style:list-level-properties text:space-before="2.9cm" text:min-label-width="0.8cm"/>
        <style:text-properties fo:color="#c0c0c0" fo:font-size="100%"/>
      </text:list-level-style-number>
      <text:list-level-style-number text:level="4" style:num-suffix=")" style:num-format="1">
        <style:list-level-properties text:space-before="4.3cm" text:min-label-width="0.6cm"/>
        <style:text-properties fo:color="#c0c0c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c0c0c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c0c0c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c0c0c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c0c0c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c0c0c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c0c0c0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23.042cm" svg:height="2.935cm" svg:x="0cm" svg:y="5.603cm">
          <draw:text-box>
            <text:p text:style-name="P1"><text:span text:style-name="T1">Hauptseminar:</text:span></text:p>
            <text:p text:style-name="P1"><text:span text:style-name="T1">Rechnerarchitektur und Programmierung</text:span></text:p>
          </draw:text-box>
        </draw:frame>
        <draw:frame draw:style-name="gr2" draw:text-style-name="P4" draw:layer="layout" svg:width="23.876cm" svg:height="1.801cm" svg:x="0.762cm" svg:y="8.996cm">
          <draw:text-box>
            <text:p text:style-name="P3"><text:span text:style-name="T2">Neuerungen in C++11, 14 und 17 im Kontext <text:s/>Performance-Analyse von HPC-Anwendungen</text:span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6.09cm">
          <text:p text:style-name="P6"><text:span text:style-name="T3">Jan Stephan (jan.stephan@mailbox.tu-dresden.de)</text:span></text:p>
          <text:p text:style-name="P6"><text:span text:style-name="T3">Tutor: Ronny Brendel (ronny.brendel@tu-dresden.de)</text:span></text:p>
          <text:p text:style-name="P6"><text:span text:style-name="T3">07. Juli 201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58cm" svg:height="10.319cm" svg:x="2.54cm" svg:y="2.064cm" draw:page-number="1" presentation:class="page"/>
          <draw:frame presentation:style-name="pr1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3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4">char*</text:span>-Strings → <text:span text:style-name="T4">std::string</text:span></text:p>
              </text:list-item>
              <text:list-item>
                <text:p><text:span text:style-name="T4">[]</text:span>-Arrays → <text:span text:style-name="T4">std::vector</text:span></text:p>
              </text:list-item>
              <text:list-item>
                <text:p>Zeigerarithmetik → <text:span text:style-name="T4">&lt;algorithm&gt;</text:span></text:p>
              </text:list-item>
              <text:list-item>
                <text:p><text:span text:style-name="T4">new </text:span>/ <text:span text:style-name="T4">delete → make_shared </text:span><text:span text:style-name="T5">/</text:span><text:span text:style-name="T4"> make_uniqu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presentation:style-name="pr5" draw:text-style-name="P10" draw:layer="layout" svg:width="23.697cm" svg:height="1.157cm" svg:x="0.9cm" svg:y="0.204cm" presentation:class="title" presentation:user-transformed="true">
          <draw:text-box>
            <text:p><text:span text:style-name="T6">Gliederung</text:span></text:p>
          </draw:text-box>
        </draw:frame>
        <draw:frame presentation:style-name="pr6" draw:text-style-name="P11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7">Einleitung</text:span></text:p>
                <text:list>
                  <text:list-item>
                    <text:p><text:span text:style-name="T7">Moderne C++-Philosophie</text:span></text:p>
                  </text:list-item>
                  <text:list-item>
                    <text:p><text:span text:style-name="T7">Messmethodik</text:span></text:p>
                  </text:list-item>
                </text:list>
              </text:list-item>
              <text:list-item>
                <text:p><text:span text:style-name="T7">Fallbeispiel: Vielfache von 3 und 5</text:span></text:p>
                <text:list>
                  <text:list-item>
                    <text:p><text:span text:style-name="T7">Spracherweiterung: </text:span><text:span text:style-name="T4">constexpr</text:span></text:p>
                  </text:list-item>
                </text:list>
              </text:list-item>
              <text:list-item>
                <text:p><text:span text:style-name="T7">Fallbeispiel: Names scores</text:span></text:p>
                <text:list>
                  <text:list-item>
                    <text:p><text:span text:style-name="T7">Spracherweiterungen: </text:span><text:span text:style-name="T4">auto</text:span><text:span text:style-name="T5">, range-for,</text:span><text:span text:style-name="T4"> </text:span><text:span text:style-name="T5">Lambda-Ausdrücke</text:span></text:p>
                  </text:list-item>
                  <text:list-item>
                    <text:p><text:span text:style-name="T5">Bibliothekserweiterung:</text:span><text:span text:style-name="T4"> forward_list</text:span></text:p>
                  </text:list-item>
                </text:list>
              </text:list-item>
              <text:list-item>
                <text:p><text:span text:style-name="T5">Fallbeispiel: Producer-Consumer-Queue</text:span></text:p>
                <text:list>
                  <text:list-item>
                    <text:p><text:span text:style-name="T5">Bibliothekserweiterungen: </text:span><text:span text:style-name="T4">thread</text:span><text:span text:style-name="T5">, </text:span><text:span text:style-name="T4">mutex</text:span><text:span text:style-name="T5">, </text:span><text:span text:style-name="T4">atomic</text:span></text:p>
                  </text:list-item>
                </text:list>
              </text:list-item>
              <text:list-item>
                <text:p><text:span text:style-name="T7">Empfehlungen für die Unterstützung in Score-P und Vampir</text:span></text:p>
              </text:list-item>
              <text:list-item>
                <text:p><text:span text:style-name="T7">Ausblick auf C++17</text:span></text:p>
              </text:list-item>
              <text:list-item>
                <text:p><text:span text:style-name="T7">Weiterführende Literatur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9" draw:text-style-name="P15" draw:layer="layout" svg:width="23.5cm" svg:height="14.391cm" svg:x="0.5cm" svg:y="2cm" presentation:class="outline" presentation:user-transformed="true">
          <draw:text-box>
            <text:p text:style-name="P12"><text:span text:style-name="T8">C++ feels like a new language. That is, I can express my ideas more clearly, more simply, and more directly in C++11 than I could in C++98. Furthermore, the resulting programs are better checked by the compiler and run faster.</text:span></text:p>
            <text:p text:style-name="P13"><text:span text:style-name="T8">- Bjarne Stroustrup</text:span><text:span text:style-name="T9">[TCPP]</text:span></text:p>
            <text:p text:style-name="P14"><text:span text:style-name="T9"/></text:p>
          </draw:text-box>
        </draw:frame>
        <presentation:notes draw:style-name="dp2">
          <draw:page-thumbnail draw:style-name="gr5" draw:layer="layout" svg:width="13.758cm" svg:height="10.319cm" svg:x="2.54cm" svg:y="2.064cm" draw:page-number="4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10" draw:text-style-name="P16" draw:layer="layout" svg:width="24.646cm" svg:height="13.748cm" svg:x="0.5cm" svg:y="2cm" presentation:class="outline" presentation:user-transformed="true">
          <draw:text-box>
            <text:p text:style-name="P16"><text:span text:style-name="T10">Drücke Ideen direkt im Code aus!</text:span></text:p>
            <text:p text:style-name="P16"><text:span text:style-name="T10"/></text:p>
            <text:p text:style-name="P16"><text:span text:style-name="T11">[CPPCG](P.1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5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10" draw:text-style-name="P17" draw:layer="layout" svg:width="23.5cm" svg:height="13.748cm" svg:x="0.5cm" svg:y="2cm" presentation:class="outline" presentation:user-transformed="true">
          <draw:text-box>
            <text:p text:style-name="P17"><text:span text:style-name="T12">void</text:span><text:span text:style-name="T4"> do_something(string&lt;vector&gt;&amp; v)</text:span></text:p>
            <text:p text:style-name="P17"><text:span text:style-name="T4">{</text:span></text:p>
            <text:p text:style-name="P18"><text:span text:style-name="T4">string val;</text:span></text:p>
            <text:p text:style-name="P18"><text:span text:style-name="T4">cin &gt;&gt; val;</text:span></text:p>
            <text:p text:style-name="P18"><text:span text:style-name="T13">// …</text:span></text:p>
            <text:p text:style-name="P18"><text:span text:style-name="T12">int</text:span><text:span text:style-name="T4"> index = -1; </text:span><text:span text:style-name="T13">// unnötig kompliziert</text:span></text:p>
            <text:p text:style-name="P18"><text:span text:style-name="T12">for</text:span><text:span text:style-name="T4">(</text:span><text:span text:style-name="T12">int</text:span><text:span text:style-name="T4"> i = 0; i &lt; v.size(); ++i)</text:span></text:p>
            <text:p text:style-name="P18"><text:span text:style-name="T4">{</text:span></text:p>
            <text:p text:style-name="P19"><text:span text:style-name="T12">if</text:span><text:span text:style-name="T4">(v[i] == val)</text:span></text:p>
            <text:p text:style-name="P19"><text:span text:style-name="T4">{</text:span></text:p>
            <text:p text:style-name="P20"><text:span text:style-name="T4">index = i;</text:span></text:p>
            <text:p text:style-name="P20"><text:span text:style-name="T4">break;</text:span></text:p>
            <text:p text:style-name="P19"><text:span text:style-name="T4">}</text:span></text:p>
            <text:p text:style-name="P18"><text:span text:style-name="T4">}</text:span></text:p>
            <text:p text:style-name="P18"><text:span text:style-name="T13">// …</text:span></text:p>
            <text:p text:style-name="P17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6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10" draw:text-style-name="P17" draw:layer="layout" svg:width="23.5cm" svg:height="13.748cm" svg:x="0.5cm" svg:y="2cm" presentation:class="outline" presentation:user-transformed="true">
          <draw:text-box>
            <text:p text:style-name="P17"><text:span text:style-name="T12">void</text:span><text:span text:style-name="T4"> do_something(string&lt;vector&gt;&amp; v)</text:span></text:p>
            <text:p text:style-name="P17"><text:span text:style-name="T4">{</text:span></text:p>
            <text:p text:style-name="P18"><text:span text:style-name="T4">string val;</text:span></text:p>
            <text:p text:style-name="P18"><text:span text:style-name="T4">cin &gt;&gt; val;</text:span></text:p>
            <text:p text:style-name="P18"><text:span text:style-name="T13">// …</text:span></text:p>
            <text:p text:style-name="P18"><text:span text:style-name="T12">auto</text:span><text:span text:style-name="T4"> p = find(begin(v), end(v), val);</text:span></text:p>
            <text:p text:style-name="P18"><text:span text:style-name="T13">// …</text:span></text:p>
            <text:p text:style-name="P17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7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10" draw:text-style-name="P21" draw:layer="layout" svg:width="24.646cm" svg:height="13.748cm" svg:x="0.5cm" svg:y="2cm" presentation:class="outline" presentation:user-transformed="true">
          <draw:text-box>
            <text:p text:style-name="P21"><text:span text:style-name="T14">Drücke Deine Absicht aus!</text:span></text:p>
            <text:p text:style-name="P21"><text:span text:style-name="T14"/></text:p>
            <text:p text:style-name="P21"><text:span text:style-name="T15">[CPPCG](P.3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8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3" draw:text-style-name="P22" draw:layer="layout" svg:width="23.5cm" svg:height="11.049cm" svg:x="0.5cm" svg:y="2cm" presentation:class="outline">
          <draw:text-box>
            <text:p text:style-name="P17"><text:span text:style-name="T12">int</text:span><text:span text:style-name="T4"> i = 0;</text:span></text:p>
            <text:p text:style-name="P17"><text:span text:style-name="T12">while</text:span><text:span text:style-name="T4">(i &lt; v.size())</text:span></text:p>
            <text:p text:style-name="P17"><text:span text:style-name="T4">{</text:span></text:p>
            <text:p text:style-name="P18"><text:span text:style-name="T13">// tue etwas mit v[i]…</text:span></text:p>
            <text:p text:style-name="P17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9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3" draw:text-style-name="P23" draw:layer="layout" svg:width="23.5cm" svg:height="11.049cm" svg:x="0.5cm" svg:y="2cm" presentation:class="outline">
          <draw:text-box>
            <text:p text:style-name="P23"><text:span text:style-name="T12">for</text:span><text:span text:style-name="T4">(</text:span><text:span text:style-name="T12">const</text:span><text:span text:style-name="T4"> </text:span><text:span text:style-name="T12">auto</text:span><text:span text:style-name="T4">&amp; x : v) { </text:span><text:span text:style-name="T13">/* tue etwas mit x */</text:span><text:span text:style-name="T4"> }</text:span></text:p>
            <text:p text:style-name="P23"><text:span text:style-name="T12">for</text:span><text:span text:style-name="T4">(</text:span><text:span text:style-name="T12">auto</text:span><text:span text:style-name="T4">&amp; x : v) { </text:span><text:span text:style-name="T13">/* tue etwas mit x */</text:span><text:span text:style-name="T4"> }</text:span></text:p>
            <text:p text:style-name="P23"><text:span text:style-name="T4">for_each(v, [](</text:span><text:span text:style-name="T12">int</text:span><text:span text:style-name="T4"> x) { </text:span><text:span text:style-name="T13">/* tue etwas mit x */</text:span><text:span text:style-name="T4"> });</text:span></text:p>
            <text:p text:style-name="P23"><text:span text:style-name="T4">for_each(parallel.v, [](</text:span><text:span text:style-name="T12">int</text:span><text:span text:style-name="T4"> x) { </text:span><text:span text:style-name="T13">/* tue etwas mit x */</text:span><text:span text:style-name="T4"> })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0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 presentation:user-transformed="true">
          <draw:text-box>
            <text:p>Moderne C++-Philosophie</text:p>
          </draw:text-box>
        </draw:frame>
        <draw:frame presentation:style-name="pr10" draw:text-style-name="P12" draw:layer="layout" svg:width="24.646cm" svg:height="13.748cm" svg:x="0.5cm" svg:y="2cm" presentation:class="outline" presentation:user-transformed="true">
          <draw:text-box>
            <text:p text:style-name="P12"><text:span text:style-name="T14">Erzeuge keine Ressourcenlecks!</text:span></text:p>
            <text:p text:style-name="P12"/>
            <text:p text:style-name="P12"><text:span text:style-name="T15">[CPPCG](P.8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1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3" draw:text-style-name="P17" draw:layer="layout" svg:width="23.5cm" svg:height="11.049cm" svg:x="0.5cm" svg:y="2cm" presentation:class="outline">
          <draw:text-box>
            <text:p text:style-name="P17"><text:span text:style-name="T12">void</text:span><text:span text:style-name="T4"> f(</text:span><text:span text:style-name="T12">char</text:span><text:span text:style-name="T4">* name)</text:span></text:p>
            <text:p text:style-name="P17"><text:span text:style-name="T4">{</text:span></text:p>
            <text:p text:style-name="P18"><text:span text:style-name="T4">FILE* input = fopen(name, </text:span><text:span text:style-name="T16">"</text:span><text:span text:style-name="T17">r</text:span><text:span text:style-name="T16">"</text:span><text:span text:style-name="T4">);</text:span></text:p>
            <text:p text:style-name="P18"><text:span text:style-name="T13">// …</text:span></text:p>
            <text:p text:style-name="P18"><text:span text:style-name="T12">if</text:span><text:span text:style-name="T4">(something) </text:span><text:span text:style-name="T12">return</text:span><text:span text:style-name="T4">;</text:span></text:p>
            <text:p text:style-name="P18"><text:span text:style-name="T13">// …</text:span></text:p>
            <text:p text:style-name="P18"><text:span text:style-name="T4">fclose(input);</text:span></text:p>
            <text:p text:style-name="P17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2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3" draw:text-style-name="P17" draw:layer="layout" svg:width="23.5cm" svg:height="11.049cm" svg:x="0.5cm" svg:y="2cm" presentation:class="outline">
          <draw:text-box>
            <text:p text:style-name="P17"><text:span text:style-name="T12">void</text:span><text:span text:style-name="T4"> f(</text:span><text:span text:style-name="T12">char</text:span><text:span text:style-name="T4">* name)</text:span></text:p>
            <text:p text:style-name="P17"><text:span text:style-name="T4">{</text:span></text:p>
            <text:p text:style-name="P18"><text:span text:style-name="T4">ifstream input(name)</text:span><text:span text:style-name="T4">;</text:span></text:p>
            <text:p text:style-name="P18"><text:span text:style-name="T13">// …</text:span></text:p>
            <text:p text:style-name="P18"><text:span text:style-name="T12">if</text:span><text:span text:style-name="T4">(something) </text:span><text:span text:style-name="T12">return</text:span><text:span text:style-name="T4">;</text:span></text:p>
            <text:p text:style-name="P18"><text:span text:style-name="T13">// …</text:span></text:p>
            <text:p text:style-name="P17"><text:span text:style-name="T4">}</text:span></text:p>
            <text:p text:style-name="P17"><text:span text:style-name="T4"/></text:p>
            <text:p text:style-name="P17"><text:span text:style-name="T4">→ </text:span><text:span text:style-name="T18">RAII</text:span><text:span text:style-name="T19"> (Resource Acquisition Is Initialization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3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10" draw:text-style-name="P21" draw:layer="layout" svg:width="24.646cm" svg:height="13.748cm" svg:x="0.5cm" svg:y="2cm" presentation:class="outline" presentation:user-transformed="true">
          <draw:text-box>
            <text:p text:style-name="P21"><text:span text:style-name="T14">Benutze die Standardbibliothek!</text:span></text:p>
            <text:p text:style-name="P21"><text:span text:style-name="T14"/></text:p>
            <text:p text:style-name="P21"><text:span text:style-name="T15">[STC]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4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3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4">char*</text:span>-Strings → <text:span text:style-name="T4">std::string</text:span></text:p>
              </text:list-item>
              <text:list-item>
                <text:p><text:span text:style-name="T4">[]</text:span>-Arrays → <text:span text:style-name="T4">std::vector</text:span></text:p>
              </text:list-item>
              <text:list-item>
                <text:p>Zeigerarithmetik → <text:span text:style-name="T4">&lt;algorithm&gt;</text:span></text:p>
              </text:list-item>
              <text:list-item>
                <text:p><text:span text:style-name="T4">new </text:span>/ <text:span text:style-name="T4">delete → make_shared </text:span><text:span text:style-name="T5">/</text:span><text:span text:style-name="T4"> make_uniqu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5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3" draw:layer="layout" svg:width="23.5cm" svg:height="11.049cm" svg:x="0.5cm" svg:y="2cm" presentation:class="outline">
          <draw:text-box>
            <text:list text:style-name="L3">
              <text:list-item>
                <text:p>Höherer Abstraktionsgrad</text:p>
              </text:list-item>
              <text:list-item>
                <text:p>Weniger Quelltext</text:p>
              </text:list-item>
              <text:list-item>
                <text:p>Messbar schnelleres Programm</text:p>
                <text:p/>
                <text:p>[IPM]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6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essmethodik</text:p>
          </draw:text-box>
        </draw:frame>
        <draw:frame presentation:style-name="pr11" draw:layer="layout" svg:width="23.5cm" svg:height="14.391cm" svg:x="0.5cm" svg:y="2cm" presentation:class="outline" presentation:user-transformed="true">
          <draw:text-box>
            <text:list text:style-name="L3">
              <text:list-item>
                <text:p text:style-name="P24">System:</text:p>
                <text:list>
                  <text:list-item>
                    <text:p text:style-name="P14">Betriebssystem: Arch Linux (x86_64)</text:p>
                  </text:list-item>
                  <text:list-item>
                    <text:p text:style-name="P14">Kernel 4.6.2</text:p>
                  </text:list-item>
                  <text:list-item>
                    <text:p text:style-name="P14">Compiler: gcc 6.1.1, clang 3.8.0</text:p>
                  </text:list-item>
                  <text:list-item>
                    <text:p text:style-name="P14">Prozessor: Intel Core i5-3230M (2,6GHz, Turbo Boost ausgeschaltet)</text:p>
                  </text:list-item>
                </text:list>
              </text:list-item>
              <text:list-item>
                <text:p text:style-name="P14">Messung:</text:p>
                <text:list>
                  <text:list-item>
                    <text:p text:style-name="P14"><text:span text:style-name="T4">clock_gettime(</text:span><text:span text:style-name="T20">CLOCK_MONOTONIC</text:span><text:span text:style-name="T4">, …)</text:span>;</text:p>
                  </text:list-item>
                </text:list>
              </text:list-item>
            </text:list>
            <text:p text:style-name="P24"><text:span text:style-name="T21">Median/Minimum/Maximum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7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12" draw:text-style-name="P25" draw:layer="layout" svg:width="23.697cm" svg:height="1.157cm" svg:x="0.9cm" svg:y="0.204cm" presentation:class="title" presentation:user-transformed="true">
          <draw:text-box>
            <text:p><text:span text:style-name="T22">Beispiel: Vielfache von 3 und 5</text:span></text:p>
          </draw:text-box>
        </draw:frame>
        <draw:frame presentation:style-name="pr13" draw:text-style-name="P11" draw:layer="layout" svg:width="23.5cm" svg:height="11.049cm" svg:x="0.5cm" svg:y="2cm" presentation:class="outline">
          <draw:text-box>
            <text:p><text:span text:style-name="T7">Project Euler: Problem 1 [EP1]</text:span></text:p>
            <text:p><text:span text:style-name="T7">Gesucht ist die Summe aller Vielfachen von 3 oder 5, die kleiner als 1000 sind.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8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 presentation:user-transformed="true">
          <draw:text-box>
            <text:p>Beispiel: Vielfache von 3 und 5 &gt; Implementierung in C</text:p>
          </draw:text-box>
        </draw:frame>
        <draw:frame presentation:style-name="pr14" draw:text-style-name="P30" draw:layer="layout" svg:width="23.5cm" svg:height="14.297cm" svg:x="0.5cm" svg:y="2cm" presentation:class="outline" presentation:user-transformed="true">
          <draw:text-box>
            <text:p><text:span text:style-name="T12"/></text:p>
            <text:p text:style-name="P26"><text:span text:style-name="T12">int</text:span><text:span text:style-name="T4"> sum = 0;</text:span></text:p>
            <text:p text:style-name="P26"><text:span text:style-name="T12">for</text:span><text:span text:style-name="T4">(</text:span><text:span text:style-name="T12">int</text:span><text:span text:style-name="T4"> i = 0; i &lt; 1000; ++i)</text:span></text:p>
            <text:p text:style-name="P26"><text:span text:style-name="T4">{</text:span></text:p>
            <text:p text:style-name="P27"><text:span text:style-name="T12">if</text:span><text:span text:style-name="T4">((i % 3 == 0) || (i % 5 == 0))</text:span></text:p>
            <text:p text:style-name="P27"><text:span text:style-name="T4">sum += i;</text:span></text:p>
            <text:p text:style-name="P28"><text:span text:style-name="T4">}</text:span></text:p>
            <text:list text:style-name="L3">
              <text:list-item>
                <text:p text:style-name="P14"><text:span text:style-name="T5">Compilerflags: </text:span><text:span text:style-name="T4">-O3</text:span></text:p>
              </text:list-item>
              <text:list-item>
                <text:p text:style-name="P14"><text:span text:style-name="T5">Ausgabe: </text:span></text:p>
              </text:list-item>
            </text:list>
            <text:p text:style-name="P27"><text:span text:style-name="T4">Sum: 233168</text:span></text:p>
            <text:p text:style-name="P29"><text:span text:style-name="T4">Time elapsed: 4184ns</text:span></text:p>
            <text:list text:continue-numbering="true" text:style-name="L3">
              <text:list-item>
                <text:p text:style-name="P14"><text:span text:style-name="T5">Compilerflags: </text:span><text:span text:style-name="T4">-O0</text:span></text:p>
              </text:list-item>
              <text:list-item>
                <text:p text:style-name="P14"><text:span text:style-name="T5">Ausgabe:</text:span></text:p>
              </text:list-item>
            </text:list>
            <text:p text:style-name="P27"><text:span text:style-name="T4">Sum: 233168</text:span></text:p>
            <text:p text:style-name="P29"><text:span text:style-name="T4">Elapsed time: 10458ns</text:span></text:p>
            <text:list text:continue-numbering="true" text:style-name="L3">
              <text:list-item>
                <text:p text:style-name="P14"><text:span text:style-name="T5">Problem: Berechnung findet zur Laufzeit statt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9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Beispiel: Vielfache von 3 und 5 &gt; Implementierung in C++03</text:p>
          </draw:text-box>
        </draw:frame>
        <draw:frame presentation:style-name="pr15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Optimierungsansatz in klassischem C++: die Berechnung bereits vom Compiler durchführen lassen</text:p>
              </text:list-item>
            </text:list>
            <text:p text:style-name="P28">→ Einsatz von Template-Metaprogrammierung</text:p>
            <text:p text:style-name="P31"><text:span text:style-name="T12">template</text:span><text:span text:style-name="T4"> &lt;</text:span><text:span text:style-name="T12">int</text:span><text:span text:style-name="T4"> i, </text:span><text:span text:style-name="T12">bool</text:span><text:span text:style-name="T4"> = ((i % 3 == 0) || (i % 5 == 0))&gt;</text:span></text:p>
            <text:p text:style-name="P31"><text:span text:style-name="T12">struct</text:span><text:span text:style-name="T4"> add_multiples {</text:span></text:p>
            <text:p text:style-name="P26"><text:span text:style-name="T12">const static int</text:span><text:span text:style-name="T4"> value = add_multiples&lt;i – 1&gt;::value;</text:span></text:p>
            <text:p text:style-name="P32"><text:span text:style-name="T4">};</text:span></text:p>
            <text:p text:style-name="P31"><text:span text:style-name="T12">template</text:span><text:span text:style-name="T4"> &lt;</text:span><text:span text:style-name="T12">int</text:span><text:span text:style-name="T4"> i&gt; </text:span><text:span text:style-name="T12">struct</text:span><text:span text:style-name="T4"> add_multiples&lt;i, </text:span><text:span text:style-name="T12">true</text:span><text:span text:style-name="T4">&gt; {</text:span></text:p>
            <text:p text:style-name="P26"><text:span text:style-name="T12">const static</text:span><text:span text:style-name="T4"> </text:span><text:span text:style-name="T12">int</text:span><text:span text:style-name="T4"> value = add_multiples&lt;i – 1&gt;::value + i;</text:span></text:p>
            <text:p text:style-name="P14"><text:span text:style-name="T4">}</text:span></text:p>
            <text:p text:style-name="P31"><text:span text:style-name="T12">template</text:span><text:span text:style-name="T4"> &lt;&gt; </text:span><text:span text:style-name="T12">struct</text:span><text:span text:style-name="T4"> add_multiples&lt;0&gt; {</text:span></text:p>
            <text:p text:style-name="P26"><text:span text:style-name="T12">const static int</text:span><text:span text:style-name="T4"> value = 0;</text:span></text:p>
            <text:p text:style-name="P14"><text:span text:style-name="T4">};</text:span></text:p>
            <text:p text:style-name="P14"><text:span text:style-name="T13">// in main()</text:span></text:p>
            <text:p text:style-name="P14"><text:span text:style-name="T12">int</text:span><text:span text:style-name="T4"> sum = add_multiples&lt;999&gt;::value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0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Beispiel: Vielfache von 3 und 5 &gt; Implementierung in C++03</text:p>
          </draw:text-box>
        </draw:frame>
        <draw:frame presentation:style-name="pr1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Compilerflags: <text:span text:style-name="T4">-O3 -std=c++03 -ftemplate-depth=1000</text:span></text:p>
              </text:list-item>
              <text:list-item>
                <text:p>Ausgabe:</text:p>
              </text:list-item>
            </text:list>
            <text:p text:style-name="P27"><text:span text:style-name="T4">Sum: 233168</text:span></text:p>
            <text:p text:style-name="P29"><text:span text:style-name="T4">Time elapsed: 301ns</text:span></text:p>
            <text:list text:continue-numbering="true" text:style-name="L3">
              <text:list-item>
                <text:p>Vorteil: keine Berechnung zur Laufzeit, im Maschinencode steht das Ergebnis</text:p>
              </text:list-item>
            </text:list>
            <text:p text:style-name="P29"><text:span text:style-name="T12">movl</text:span><text:span text:style-name="T4"> $233168, -20(%rbp)</text:span></text:p>
            <text:list text:continue-numbering="true" text:style-name="L3">
              <text:list-item>
                <text:p>Probleme:</text:p>
                <text:list>
                  <text:list-item>
                    <text:p><text:span text:style-name="T7">unintuitive Syntax → kryptische Templates und wirkt nicht wie Funktionsaufruf</text:span></text:p>
                  </text:list-item>
                  <text:list-item>
                    <text:p><text:span text:style-name="T7">mehr Quelltext → erhöhter Wartungsaufwand</text:span></text:p>
                  </text:list-item>
                  <text:list-item>
                    <text:p><text:span text:style-name="T7">statisch: kann nur zur Compilezeit verwende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1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Neuerung in C++11: constexpr</text:p>
          </draw:text-box>
        </draw:frame>
        <draw:frame presentation:style-name="pr13" draw:layer="layout" svg:width="23.5cm" svg:height="11.049cm" svg:x="0.5cm" svg:y="2cm" presentation:class="outline">
          <draw:text-box>
            <text:list text:style-name="L3">
              <text:list-item>
                <text:p>Spracherweiterung im C++11-Standard: <text:span text:style-name="T4">constexpr </text:span><text:span text:style-name="T5">[CPP11](§7.1.5)</text:span></text:p>
              </text:list-item>
              <text:list-item>
                <text:p><text:span text:style-name="T5">Hinweis an den Compiler, dass der Wert der Variable oder Funktion zur Compilezeit ausgewertet werden kann</text:span></text:p>
              </text:list-item>
              <text:list-item>
                <text:p><text:span text:style-name="T5">solcherart markierte Variablen und Funktionen können überall dort verwendet werden, wo (zur Compilezeit) konstante Ausdrücke gebraucht werden</text:span></text:p>
                <text:list>
                  <text:list-item>
                    <text:p><text:span text:style-name="T7">Arraydeklarationen</text:span></text:p>
                  </text:list-item>
                  <text:list-item>
                    <text:p><text:span text:style-name="T7">Template-Parameter</text:span></text:p>
                  </text:list-item>
                  <text:list-item>
                    <text:p><text:span text:style-name="T7">Konstruktoren für einfache Datenstrukturen</text:span></text:p>
                  </text:list-item>
                </text:list>
              </text:list-item>
              <text:list-item>
                <text:p><text:span text:style-name="T7">Funktionen können auch zur Laufzeit aufgerufen werden, sofern der Compiler diese Aufrufe nicht wegoptimiert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2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Beispiel: Vielfache von 3 und 5 &gt; Implementierung in C++11</text:p>
          </draw:text-box>
        </draw:frame>
        <draw:frame presentation:style-name="pr17" draw:text-style-name="P30" draw:layer="layout" svg:width="23.5cm" svg:height="14.471cm" svg:x="0.5cm" svg:y="2cm" presentation:class="outline" presentation:user-transformed="true">
          <draw:text-box>
            <text:p text:style-name="P33"><text:span text:style-name="T12">constexpr int</text:span><text:span text:style-name="T4"> add_multiples(</text:span><text:span text:style-name="T12">int</text:span><text:span text:style-name="T4"> i) </text:span><text:span text:style-name="T13">// C++11: genau ein return-Ausdruck</text:span></text:p>
            <text:p text:style-name="P33"><text:span text:style-name="T4">{</text:span></text:p>
            <text:p text:style-name="P26"><text:span text:style-name="T12">return</text:span><text:span text:style-name="T4"> (i == 0) ?</text:span></text:p>
            <text:p text:style-name="P27"><text:span text:style-name="T4">0 :</text:span></text:p>
            <text:p text:style-name="P27"><text:span text:style-name="T4">(((i % 3 == 0) || (i % 5 == 0)) ?</text:span></text:p>
            <text:p text:style-name="P34"><text:span text:style-name="T4">i + add_multiples(i – 1) :</text:span></text:p>
            <text:p text:style-name="P34"><text:span text:style-name="T4">add_multiples(i – 1));</text:span></text:p>
            <text:p text:style-name="P14"><text:span text:style-name="T4">}</text:span></text:p>
            <text:p text:style-name="P31"><text:span text:style-name="T12">constexpr int</text:span><text:span text:style-name="T4"> add_multiples(</text:span><text:span text:style-name="T12">int</text:span><text:span text:style-name="T4"> limit) </text:span><text:span text:style-name="T13">// Limitierung entfällt ab C++14</text:span></text:p>
            <text:p text:style-name="P31"><text:span text:style-name="T4">{</text:span></text:p>
            <text:p text:style-name="P26"><text:span text:style-name="T12">int</text:span><text:span text:style-name="T4"> sum = 0;</text:span></text:p>
            <text:p text:style-name="P26"><text:span text:style-name="T12">for</text:span><text:span text:style-name="T4">(</text:span><text:span text:style-name="T12">int</text:span><text:span text:style-name="T4"> i = 0; i &lt; limit; ++i)</text:span></text:p>
            <text:p text:style-name="P26"><text:span text:style-name="T4">{</text:span></text:p>
            <text:p text:style-name="P27"><text:span text:style-name="T12">if</text:span><text:span text:style-name="T4">((i % 3 == 0) || (i % 5 == 0))</text:span></text:p>
            <text:p text:style-name="P34"><text:span text:style-name="T4">sum += i;</text:span></text:p>
            <text:p text:style-name="P26"><text:span text:style-name="T4">}</text:span></text:p>
            <text:p text:style-name="P26"><text:span text:style-name="T12">return</text:span><text:span text:style-name="T4"> sum;</text:span></text:p>
            <text:p text:style-name="P31"><text:span text:style-name="T4">}</text:span></text:p>
            <text:p text:style-name="P31"><text:span text:style-name="T4"/></text:p>
            <text:p text:style-name="P31"><text:span text:style-name="T4">// in main()</text:span></text:p>
            <text:p text:style-name="P31"><text:span text:style-name="T12">constexpr int</text:span><text:span text:style-name="T4"> sum = add_multiples(999); </text:span><text:span text:style-name="T13">// Berechnung zur Compilezeit</text:span></text:p>
            <text:p text:style-name="P32"><text:span text:style-name="T12">int</text:span><text:span text:style-name="T4"> sum2 = add_multiples(999); </text:span><text:span text:style-name="T13">// evtl. Berechnung zur Laufzeit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3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Beispiel: Vielfache von 3 und 5 &gt; Implementierung in C++11</text:p>
          </draw:text-box>
        </draw:frame>
        <draw:frame presentation:style-name="pr18" draw:layer="layout" svg:width="23.5cm" svg:height="14.497cm" svg:x="0.5cm" svg:y="2cm" presentation:class="outline" presentation:user-transformed="true">
          <draw:text-box>
            <text:list text:style-name="L3">
              <text:list-item>
                <text:p text:style-name="P35">Compilerflags: <text:span text:style-name="T4">-O3 -std=c++14</text:span></text:p>
              </text:list-item>
              <text:list-item>
                <text:p>Ausgabe:</text:p>
              </text:list-item>
            </text:list>
            <text:p text:style-name="P27"><text:span text:style-name="T4">Result: 233168</text:span></text:p>
            <text:p text:style-name="P27"><text:span text:style-name="T4">Elapsed time: 260ns</text:span></text:p>
            <text:p text:style-name="P27"><text:span text:style-name="T4">Result 2: 233168</text:span></text:p>
            <text:p text:style-name="P36"><text:span text:style-name="T4">Elapsed time: 124ns</text:span></text:p>
            <text:list text:continue-numbering="true" text:style-name="L3">
              <text:list-item>
                <text:p>Compilerflags: <text:span text:style-name="T4">-O0 -std=c++14</text:span></text:p>
              </text:list-item>
              <text:list-item>
                <text:p>Ausgabe:</text:p>
              </text:list-item>
            </text:list>
            <text:p text:style-name="P27"><text:span text:style-name="T4">Result: 233168</text:span></text:p>
            <text:p text:style-name="P27"><text:span text:style-name="T4">Elapsed time: 314ns</text:span></text:p>
            <text:p text:style-name="P27"><text:span text:style-name="T4">Result 2: 233168</text:span></text:p>
            <text:p text:style-name="P29"><text:span text:style-name="T4">Elapsed time: 10480ns</text:span></text:p>
            <text:list text:continue-numbering="true" text:style-name="L3">
              <text:list-item>
                <text:p>Vorteile:</text:p>
                <text:list>
                  <text:list-item>
                    <text:p><text:span text:style-name="T7">Berechnung kann zur Compilezeit erfolgen</text:span></text:p>
                  </text:list-item>
                  <text:list-item>
                    <text:p><text:span text:style-name="T7">falls erforderlich, kann die Funktion zur Laufzeit aufgerufen werden</text:span></text:p>
                  </text:list-item>
                  <text:list-item>
                    <text:p><text:span text:style-name="T7">Syntax und Codemenge wie bei einer normalen Funk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4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3T3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constexpr: Kompatibilität zu Score-P und Vampir</text:p>
          </draw:text-box>
        </draw:frame>
        <draw:frame presentation:style-name="pr19" draw:layer="layout" svg:width="11.467cm" svg:height="11.049cm" svg:x="0.5cm" svg:y="2cm" presentation:class="outline">
          <draw:text-box>
            <text:list text:style-name="L3">
              <text:list-item>
                <text:p><text:span text:style-name="T4">constexpr</text:span> impliziert <text:span text:style-name="T4">inline </text:span><text:span text:style-name="T5">[CPP14](7.1.5/2)</text:span></text:p>
              </text:list-item>
              <text:list-item>
                <text:p><text:span text:style-name="T5">Compiler wird Funktionen, die mit </text:span><text:span text:style-name="T4">constexpr</text:span><text:span text:style-name="T5"> gekennzeichnet sind, automatisch in den Funktionsrumpf der aufrufenden Funktion einbauen</text:span></text:p>
              </text:list-item>
              <text:list-item>
                <text:p><text:span text:style-name="T5">Score-P kann Funktionsaufrufe dieser Art nicht automatisch erkennen, Vampir diese also auch nicht anzeigen</text:span></text:p>
              </text:list-item>
              <text:list-item>
                <text:p><text:span text:style-name="T5">Nutzen fragwürdig, da die C-Äquivalente in der Regel ebenfalls nicht betrachtet werden könnten </text:span></text:p>
              </text:list-item>
            </text:list>
          </draw:text-box>
        </draw:frame>
        <draw:frame presentation:style-name="pr3" draw:layer="layout" svg:width="11.467cm" svg:height="11.049cm" svg:x="12.541cm" svg:y="2cm" presentation:class="outline" presentation:user-transformed="true">
          <draw:text-box>
            <text:p text:style-name="P12">Hier Screenshot einfügen</text:p>
          </draw:text-box>
        </draw:frame>
        <presentation:notes draw:style-name="dp2">
          <draw:page-thumbnail draw:style-name="gr5" draw:layer="layout" svg:width="13.758cm" svg:height="10.319cm" svg:x="2.54cm" svg:y="2.064cm" draw:page-number="25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1cm" svg:x="0.9cm" svg:y="0.207cm" presentation:class="title" presentation:user-transformed="true">
          <draw:text-box>
            <text:p>Beispiel: Names scores</text:p>
          </draw:text-box>
        </draw:frame>
        <draw:frame presentation:style-name="pr20" draw:text-style-name="P38" draw:layer="layout" svg:width="23.5cm" svg:height="11.049cm" svg:x="0.5cm" svg:y="2cm" presentation:class="subtitle">
          <draw:text-box>
            <text:p text:style-name="P37"><text:span text:style-name="T23">Project Euler: Problem 22</text:span></text:p>
            <text:p text:style-name="P37"><text:span text:style-name="T23"/></text:p>
            <text:p text:style-name="P37"><text:span text:style-name="T23">Aus einer Datei sollen ca. 5000 Vornamen ausgelesen und danach sortiert werden. Für jeden Namen soll der alphabetische Wert (Summe der Werte der Buchstaben, wobei A = 1, B = 2, etc.) berechnet und dieser dann mit der Position in der sortierten Liste multipliziert werden. Gesucht ist die Summe der Ergebnisse.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6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Beispiel: Names scores &gt; Implementierung in C++03</text:p>
          </draw:text-box>
        </draw:frame>
        <draw:frame presentation:style-name="pr21" draw:text-style-name="P39" draw:layer="layout" svg:width="24.9cm" svg:height="15.066cm" svg:x="0.5cm" svg:y="2cm" presentation:class="outline" presentation:user-transformed="true">
          <draw:text-box>
            <text:p text:style-name="P35"><text:span text:style-name="T12">using namespace</text:span><text:span text:style-name="T4"> std;</text:span></text:p>
            <text:p text:style-name="P33"><text:span text:style-name="T12">struct</text:span><text:span text:style-name="T4"> alphabet_val</text:span></text:p>
            <text:p text:style-name="P33"><text:span text:style-name="T4">{</text:span></text:p>
            <text:p text:style-name="P26"><text:span text:style-name="T12">int</text:span><text:span text:style-name="T4"> operator()(</text:span><text:span text:style-name="T12">int</text:span><text:span text:style-name="T4"> acc, </text:span><text:span text:style-name="T12">char</text:span><text:span text:style-name="T4"> c) { </text:span><text:span text:style-name="T12">return</text:span><text:span text:style-name="T4"> acc + (c – 64); }</text:span></text:p>
            <text:p text:style-name="P14"><text:span text:style-name="T4">};</text:span></text:p>
            <text:p text:style-name="P31"><text:span text:style-name="T13">// in main()</text:span></text:p>
            <text:p><text:span text:style-name="T4">list&lt;string&gt; names;</text:span></text:p>
            <text:p><text:span text:style-name="T13">// hier Datei öffnen und einlesen</text:span></text:p>
            <text:p text:style-name="P33"><text:span text:style-name="T4">names.sort();</text:span></text:p>
            <text:p text:style-name="P33"><text:span text:style-name="T12">size_t</text:span><text:span text:style-name="T4"> i = 1;</text:span></text:p>
            <text:p><text:span text:style-name="T12">size_t</text:span><text:span text:style-name="T4"> total = 0;</text:span></text:p>
            <text:p text:style-name="P33"><text:span text:style-name="T12">for</text:span><text:span text:style-name="T4">(list&lt;string&gt;::iterator it = names.begin(); it != names.end(); ++it, ++i)</text:span></text:p>
            <text:p text:style-name="P33"><text:span text:style-name="T4">{</text:span></text:p>
            <text:p text:style-name="P26"><text:span text:style-name="T4">string&amp; s = *it;</text:span></text:p>
            <text:p text:style-name="P26"><text:span text:style-name="T12">int</text:span><text:span text:style-name="T4"> alpha_val = accumulate(s.begin(), s.end(), 0, alphabet_val());</text:span></text:p>
            <text:p text:style-name="P26"><text:span text:style-name="T4">total += alpha_val * i;</text:span></text:p>
            <text:p text:style-name="P14"><text:span text:style-name="T4">}</text:span></text:p>
            <text:p text:style-name="P33"><text:span text:style-name="T4"/></text:p>
            <text:p><text:span text:style-name="T4"/></text:p>
          </draw:text-box>
        </draw:frame>
        <presentation:notes draw:style-name="dp2">
          <draw:page-thumbnail draw:style-name="gr5" draw:layer="layout" svg:width="13.758cm" svg:height="10.319cm" svg:x="2.54cm" svg:y="2.064cm" draw:page-number="27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Beispiel: Names scores &gt; Implementierung in C++03</text:p>
          </draw:text-box>
        </draw:frame>
        <draw:frame presentation:style-name="pr1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Compilerflags: <text:span text:style-name="T4">-O3 -std=c++03</text:span></text:p>
              </text:list-item>
              <text:list-item>
                <text:p><text:span text:style-name="T5">Ausgabe:</text:span></text:p>
              </text:list-item>
            </text:list>
            <text:p text:style-name="P27"><text:span text:style-name="T4">Total: 871198282</text:span></text:p>
            <text:p text:style-name="P29"><text:span text:style-name="T4">Elapsed time: 3925µs</text:span></text:p>
            <text:list text:continue-numbering="true" text:style-name="L3">
              <text:list-item>
                <text:p text:style-name="P14"><text:span text:style-name="T5">Probleme:</text:span></text:p>
              </text:list-item>
            </text:list>
            <text:list text:style-name="L4">
              <text:list-item>
                <text:list>
                  <text:list-item>
                    <text:p><text:span text:style-name="T4">std::list</text:span><text:span text:style-name="T7"> ist relativ unflexibel (kein Random Access Iterator) und langsam (bidirektionaler Iterator). Austausch aber aufwendig, bedingt durch:</text:span></text:p>
                  </text:list-item>
                  <text:list-item>
                    <text:p><text:span text:style-name="T7">schlechte Wartbarkeit (Abhängigkeiten von </text:span><text:span text:style-name="T4">range</text:span><text:span text:style-name="T5">s Datentyp im Quelltext)</text:span></text:p>
                  </text:list-item>
                  <text:list-item>
                    <text:p><text:span text:style-name="T5">Functor nötig, um eine Funktion auf alle Buchstaben eines </text:span><text:span text:style-name="T4">std::string</text:span><text:span text:style-name="T5">s anzuwenden</text:span></text:p>
                  </text:list-item>
                  <text:list-item>
                    <text:p><text:span text:style-name="T5">korrekter Umgang mit Iteratoren relativ komplizie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8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9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Beispiel: Names scores &gt; Implementierung in C++14</text:p>
          </draw:text-box>
        </draw:frame>
        <draw:frame presentation:style-name="pr22" draw:layer="layout" svg:width="23.5cm" svg:height="11.526cm" svg:x="0.5cm" svg:y="2cm" presentation:class="outline" presentation:user-transformed="true">
          <draw:text-box>
            <text:p text:style-name="P35"><text:span text:style-name="T12">using namespace</text:span><text:span text:style-name="T4"> std;</text:span></text:p>
            <text:p text:style-name="P33"><text:span text:style-name="T13">// in main()</text:span></text:p>
            <text:p><text:span text:style-name="T12">auto</text:span><text:span text:style-name="T4"> names = forward_list&lt;string&gt;{};</text:span></text:p>
            <text:p><text:span text:style-name="T13">// hier Datei öffnen und einlesen</text:span></text:p>
            <text:p text:style-name="P33"><text:span text:style-name="T4">names.sort();</text:span></text:p>
            <text:p text:style-name="P33"><text:span text:style-name="T12">auto</text:span><text:span text:style-name="T4"> i = 1;</text:span></text:p>
            <text:p><text:span text:style-name="T12">auto</text:span><text:span text:style-name="T4"> total = 0;</text:span></text:p>
            <text:p text:style-name="P33"><text:span text:style-name="T13"/></text:p>
            <text:p text:style-name="P33"><text:span text:style-name="T12">for</text:span><text:span text:style-name="T4">(</text:span><text:span text:style-name="T12">auto</text:span><text:span text:style-name="T24">&amp;</text:span><text:span text:style-name="T12"> s</text:span><text:span text:style-name="T4"> : names)</text:span></text:p>
            <text:p text:style-name="P33"><text:span text:style-name="T4">{</text:span></text:p>
            <text:p text:style-name="P26"><text:span text:style-name="T12">auto</text:span><text:span text:style-name="T4"> alpha_val = accumulate(begin(s), end(s), 0,</text:span></text:p>
            <text:p text:style-name="P27"><text:span text:style-name="T4">[](</text:span><text:span text:style-name="T12">int</text:span><text:span text:style-name="T4"> acc, </text:span><text:span text:style-name="T12">char</text:span><text:span text:style-name="T4"> c) { </text:span><text:span text:style-name="T12">return</text:span><text:span text:style-name="T4"> acc + (c – 64) });</text:span></text:p>
            <text:p text:style-name="P26"><text:span text:style-name="T4">total += alpha_val * i;</text:span></text:p>
            <text:p text:style-name="P26"><text:span text:style-name="T4">++i;</text:span></text:p>
            <text:p text:style-name="P14"><text:span text:style-name="T4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9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Beispiel: Names scores &gt; Implementierung in C++14</text:p>
          </draw:text-box>
        </draw:frame>
        <draw:frame presentation:style-name="pr23" draw:layer="layout" svg:width="23.5cm" svg:height="11.524cm" svg:x="0.5cm" svg:y="2cm" presentation:class="outline" presentation:user-transformed="true">
          <draw:text-box>
            <text:list text:style-name="L3">
              <text:list-item>
                <text:p>Compilerflags: <text:span text:style-name="T4">-O3 -std=c++14</text:span></text:p>
              </text:list-item>
              <text:list-item>
                <text:p>Ausgabe:</text:p>
              </text:list-item>
            </text:list>
            <text:p text:style-name="P27"><text:span text:style-name="T4">Total: 871198282</text:span></text:p>
            <text:p text:style-name="P40"><text:span text:style-name="T4">Elapsed time: 3555µs</text:span></text:p>
            <text:list text:continue-numbering="true" text:style-name="L3">
              <text:list-item>
                <text:p>Vorteile:</text:p>
                <text:list>
                  <text:list-item>
                    <text:p>kein Functor nötig, kurze, eindeutige Berechnungsvorschrift am Ort der Anwendung</text:p>
                  </text:list-item>
                  <text:list-item>
                    <text:p>keine umständliche Iteratorensyntax, stattdessen klare Absichtsbekundung seitens des Programmierers (für jedes Element im Container…)</text:p>
                  </text:list-item>
                  <text:list-item>
                    <text:p>unabhängig vom Datentyp des Containers und des enthaltenen string-Objektes</text:p>
                  </text:list-item>
                  <text:list-item>
                    <text:p>keine Leistungseinbußen trotz höheren Abstraktionsgr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0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 presentation:user-transformed="true">
          <draw:text-box>
            <text:p>Neuerung in C++11: auto</text:p>
          </draw:text-box>
        </draw:frame>
        <draw:frame presentation:style-name="pr24" draw:layer="layout" svg:width="24.138cm" svg:height="11.663cm" svg:x="0.5cm" svg:y="2cm" presentation:class="outline" presentation:user-transformed="true">
          <draw:text-box>
            <text:list text:style-name="L3">
              <text:list-item>
                <text:p>Spracherweiterung im C++11-Standard: <text:span text:style-name="T4">auto </text:span><text:span text:style-name="T5">[CPP11](§7.1.6.4)</text:span></text:p>
              </text:list-item>
              <text:list-item>
                <text:p><text:span text:style-name="T4">auto</text:span> signalisiert dem Compiler, dass der Typ einer Variablen aus deren Initialisierung hergeleitet wird:</text:p>
              </text:list-item>
            </text:list>
            <text:p text:style-name="P27"><text:span text:style-name="T12">auto</text:span><text:span text:style-name="T4"> x = 0; </text:span><text:span text:style-name="T13">// wenn der Datenyp unwichtig ist</text:span></text:p>
            <text:p text:style-name="P27"><text:span text:style-name="T12">auto</text:span><text:span text:style-name="T4"> f = </text:span><text:span text:style-name="T12">float</text:span><text:span text:style-name="T24">(</text:span><text:span text:style-name="T4">0); </text:span><text:span text:style-name="T13">// bei Festlegung auf einen Datentypen</text:span></text:p>
            <text:p text:style-name="P29"><text:span text:style-name="T12">auto</text:span><text:span text:style-name="T4"> two = std::sqrt(4); </text:span><text:span text:style-name="T13">// Herleitung aus Rückgabetypen</text:span></text:p>
            <text:list text:continue-numbering="true" text:style-name="L3">
              <text:list-item>
                <text:p text:style-name="P14"><text:span text:style-name="T5">C++11:</text:span><text:span text:style-name="T4"> auto</text:span><text:span text:style-name="T5"> signalisiert dem Compiler, dass bei Funktionsdeklarationen der Rückgabetyp nachfolgt:</text:span></text:p>
              </text:list-item>
            </text:list>
            <text:p text:style-name="P27"><text:span text:style-name="T12">auto</text:span><text:span text:style-name="T4"> foo(</text:span><text:span text:style-name="T12">int</text:span><text:span text:style-name="T4"> a, </text:span><text:span text:style-name="T12">int</text:span><text:span text:style-name="T4"> b) -&gt; </text:span><text:span text:style-name="T12">int</text:span><text:span text:style-name="T24">;</text:span></text:p>
            <text:p text:style-name="P27"><text:span text:style-name="T4"/></text:p>
            <text:list text:continue-numbering="true" text:style-name="L3">
              <text:list-item>
                <text:p text:style-name="P32"><text:span text:style-name="T5">C++14</text:span><text:span text:style-name="T4">: auto </text:span><text:span text:style-name="T5">ermöglicht dem Compiler, den Rückgabetypen einer Funktion selbst zu bestimmen (Funktionsrumpf muss sichtbar sein) [CPP14](§7.1.6.4/4):</text:span></text:p>
              </text:list-item>
            </text:list>
            <text:p text:style-name="P27"><text:span text:style-name="T12">auto </text:span><text:span text:style-name="T24">foo(</text:span><text:span text:style-name="T12">int </text:span><text:span text:style-name="T24">a,</text:span><text:span text:style-name="T12"> int </text:span><text:span text:style-name="T24">b); </text:span><text:span text:style-name="T13">// Rückgabetyp unbekannt</text:span></text:p>
            <text:p text:style-name="P40"><text:span text:style-name="T12">auto</text:span><text:span text:style-name="T4"> foo(</text:span><text:span text:style-name="T12">int</text:span><text:span text:style-name="T4"> a, </text:span><text:span text:style-name="T12">int</text:span><text:span text:style-name="T4"> b) { … } </text:span><text:span text:style-name="T13">// Rückgabetyp hergeleitet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1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Neuerung in C++11: auto</text:p>
          </draw:text-box>
        </draw:frame>
        <draw:frame presentation:style-name="pr25" draw:layer="layout" svg:width="23.5cm" svg:height="14.564cm" svg:x="0.5cm" svg:y="2cm" presentation:class="outline" presentation:user-transformed="true">
          <draw:text-box>
            <text:list text:style-name="L3">
              <text:list-item>
                <text:p>Vorteile [MCS](Folie 13ff.)</text:p>
                <text:list>
                  <text:list-item>
                    <text:p>Korrektheit</text:p>
                  </text:list-item>
                </text:list>
              </text:list-item>
            </text:list>
            <text:p text:style-name="P34"><text:span text:style-name="T12">void</text:span><text:span text:style-name="T4"> f(</text:span><text:span text:style-name="T12">const</text:span><text:span text:style-name="T4"> vector&lt;</text:span><text:span text:style-name="T12">int</text:span><text:span text:style-name="T4">&gt;&amp; v) {</text:span></text:p>
            <text:p text:style-name="P41"><text:span text:style-name="T4">vector&lt;</text:span><text:span text:style-name="T12">int</text:span><text:span text:style-name="T4">&gt;::iterator i = v.begin(); </text:span><text:span text:style-name="T13">// Fehler</text:span></text:p>
            <text:p text:style-name="P41"><text:span text:style-name="T4">vector&lt;</text:span><text:span text:style-name="T12">int</text:span><text:span text:style-name="T4">&gt;::const_iterator i = v.begin(); </text:span><text:span text:style-name="T13">// korrekt</text:span></text:p>
            <text:p text:style-name="P41"><text:span text:style-name="T12">auto</text:span><text:span text:style-name="T4"> i = v.begin(); </text:span><text:span text:style-name="T13">// korrekt + kein Denkaufwand</text:span></text:p>
            <text:p text:style-name="P42"><text:span text:style-name="T4">}</text:span></text:p>
            <text:list text:continue-numbering="true" text:style-name="L3">
              <text:list-item>
                <text:list>
                  <text:list-item>
                    <text:p>Wartbarkeit</text:p>
                  </text:list-item>
                </text:list>
              </text:list-item>
            </text:list>
            <text:p text:style-name="P34"><text:span text:style-name="T12">int</text:span><text:span text:style-name="T4"> i = f(1, 2, 3) * 42; </text:span><text:span text:style-name="T13">// Datentyp korrekt</text:span></text:p>
            <text:p text:style-name="P34"><text:span text:style-name="T12">int</text:span><text:span text:style-name="T4"> i = f(1, 2, 3) * 42.0; </text:span><text:span text:style-name="T13">// Datentyp verliert an Genauigkeit</text:span></text:p>
            <text:p text:style-name="P42"><text:span text:style-name="T12">auto</text:span><text:span text:style-name="T4"> i = f(1, 2, 3) * 42.0; </text:span><text:span text:style-name="T13">// Datentyp korrekt</text:span></text:p>
            <text:list text:continue-numbering="true" text:style-name="L3">
              <text:list-item>
                <text:list>
                  <text:list-item>
                    <text:p>Leistung</text:p>
                    <text:list>
                      <text:list-item>
                        <text:p>automatische Herleitung garantiert, dass keine implizite Typkonversion stattfindet</text:p>
                      </text:list-item>
                    </text:list>
                  </text:list-item>
                  <text:list-item>
                    <text:p>Benutzbarkeit</text:p>
                    <text:list>
                      <text:list-item>
                        <text:p>Lambdas, <text:span text:style-name="T4">std::container&lt;VeryLongTypeName&gt;::const_iterator</text:span>, …</text:p>
                      </text:list-item>
                    </text:list>
                  </text:list-item>
                  <text:list-item>
                    <text:p>Bequemlichkeit (unwichtig, aber praktis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2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Fallbeispiel: Producer-Consumer-Queue</text:p>
          </draw:text-box>
        </draw:frame>
        <draw:frame presentation:style-name="pr26" draw:layer="layout" svg:width="23.5cm" svg:height="11.793cm" svg:x="0.5cm" svg:y="2cm" presentation:class="outline" presentation:user-transformed="true">
          <draw:text-box>
            <text:list text:style-name="L3">
              <text:list-item>
                <text:p>Aufgabe: Implementierung einer Producer-Consumer-Queue[PPP]</text:p>
              </text:list-item>
              <text:list-item>
                <text:p>Probleme vor C++11: </text:p>
                <text:list>
                  <text:list-item>
                    <text:p>kein plattformunabhängiger Weg (Pthreads, Win32-Threads, …)</text:p>
                  </text:list-item>
                  <text:list-item>
                    <text:p>kein nativer „C++-Weg“ (RAII [insbesondere Destruktoren], …), Wrapper erforderlich</text:p>
                  </text:list-item>
                  <text:list-item>
                    <text:p>keine plattformunabhängige Unterstützung für Atomics</text:p>
                  </text:list-item>
                </text:list>
              </text:list-item>
              <text:list-item>
                <text:p>seit C++11:</text:p>
                <text:list>
                  <text:list-item>
                    <text:p text:style-name="P14"><text:span text:style-name="T4">&lt;thread&gt;</text:span> zur Erzeugung von Threads</text:p>
                  </text:list-item>
                  <text:list-item>
                    <text:p text:style-name="P14"><text:span text:style-name="T4">&lt;mutex&gt;</text:span> und <text:span text:style-name="T4">&lt;condition_variable&gt;</text:span> zur Threadsynchronisierung</text:p>
                  </text:list-item>
                  <text:list-item>
                    <text:p text:style-name="P14"><text:span text:style-name="T4">&lt;atomic&gt;</text:span> für atomare Operationen</text:p>
                  </text:list-item>
                  <text:list-item>
                    <text:p text:style-name="P14"><text:span text:style-name="T4">&lt;future&gt;</text:span> für asynchrone Operationen (ohne explizite Threaderzeugung durch Programmierer, hier nicht gezeig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3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 presentation:user-transformed="true">
          <draw:text-box>
            <text:p>Producer-Consumer-Queue: Threaderzeugung</text:p>
          </draw:text-box>
        </draw:frame>
        <draw:frame presentation:style-name="pr16" draw:text-style-name="P17" draw:layer="layout" svg:width="23.5cm" svg:height="13.701cm" svg:x="0.5cm" svg:y="2cm" presentation:class="outline" presentation:user-transformed="true">
          <draw:text-box>
            <text:p text:style-name="P17"><text:span text:style-name="T12">auto</text:span><text:span text:style-name="T4"> producer(queue&lt;object&gt;&amp; q) -&gt; </text:span><text:span text:style-name="T12">void</text:span></text:p>
            <text:p text:style-name="P17"><text:span text:style-name="T4">{</text:span></text:p>
            <text:p text:style-name="P18"><text:span text:style-name="T12">auto</text:span><text:span text:style-name="T4"> o = create_object();</text:span></text:p>
            <text:p text:style-name="P18"><text:span text:style-name="T4">q.push(move(o));</text:span></text:p>
            <text:p text:style-name="P43"><text:span text:style-name="T4">}</text:span></text:p>
            <text:p text:style-name="P17"><text:span text:style-name="T12">auto</text:span><text:span text:style-name="T4"> consumer(queue&lt;object&gt;&amp; q) -&gt; </text:span><text:span text:style-name="T12">void</text:span></text:p>
            <text:p text:style-name="P17"><text:span text:style-name="T4">{</text:span></text:p>
            <text:p text:style-name="P18"><text:span text:style-name="T12">auto</text:span><text:span text:style-name="T4"> o = q.pop();</text:span></text:p>
            <text:p text:style-name="P18"><text:span text:style-name="T4">do_something_with(o);</text:span></text:p>
            <text:p text:style-name="P43"><text:span text:style-name="T4">}</text:span></text:p>
            <text:p text:style-name="P17"><text:span text:style-name="T12">auto</text:span><text:span text:style-name="T4"> main() -&gt; </text:span><text:span text:style-name="T12">int</text:span></text:p>
            <text:p text:style-name="P17"><text:span text:style-name="T4">{</text:span></text:p>
            <text:p text:style-name="P18"><text:span text:style-name="T12">auto</text:span><text:span text:style-name="T4"> q = queue();</text:span></text:p>
            <text:p text:style-name="P18"><text:span text:style-name="T12">auto</text:span><text:span text:style-name="T4"> p = thread(&amp;producer, ref(q)); </text:span><text:span text:style-name="T13">// thread kopiert Parameter</text:span></text:p>
            <text:p text:style-name="P18"><text:span text:style-name="T12">auto</text:span><text:span text:style-name="T4"> c = thread(&amp;consumer, ref(q)); </text:span><text:span text:style-name="T13">// ref erzwingt Referenz</text:span></text:p>
            <text:p text:style-name="P18"><text:span text:style-name="T4">p.join();</text:span></text:p>
            <text:p text:style-name="P18"><text:span text:style-name="T4">c.join();</text:span></text:p>
            <text:p text:style-name="P18"><text:span text:style-name="T4"/></text:p>
            <text:p text:style-name="P18"><text:span text:style-name="T12">return</text:span><text:span text:style-name="T4"> 0;</text:span></text:p>
            <text:p text:style-name="P43"><text:span text:style-name="T4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4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5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 presentation:user-transformed="true">
          <draw:text-box>
            <text:p>Producer-Consumer-Queue: Implementierung mit Mutexes</text:p>
          </draw:text-box>
        </draw:frame>
        <draw:frame presentation:style-name="pr27" draw:text-style-name="P45" draw:layer="layout" svg:width="23.5cm" svg:height="15.241cm" svg:x="0.5cm" svg:y="2cm" presentation:class="outline" presentation:user-transformed="true">
          <draw:text-box>
            <text:p text:style-name="P26"><text:span text:style-name="T12">template</text:span><text:span text:style-name="T4"> &lt;</text:span><text:span text:style-name="T12">class</text:span><text:span text:style-name="T4"> T&gt;</text:span></text:p>
            <text:p text:style-name="P26"><text:span text:style-name="T12">class</text:span><text:span text:style-name="T4"> Queue {</text:span></text:p>
            <text:p text:style-name="P34"><text:span text:style-name="T12">auto</text:span><text:span text:style-name="T4"> push(T t) -&gt; </text:span><text:span text:style-name="T12">void</text:span><text:span text:style-name="T4"> {</text:span></text:p>
            <text:p text:style-name="P41"><text:span text:style-name="T12">auto</text:span><text:span text:style-name="T4"> lock = unique_lock&lt;mutex&gt;(mutex_);</text:span></text:p>
            <text:p text:style-name="P41"><text:span text:style-name="T4"/></text:p>
            <text:p text:style-name="P41"><text:span text:style-name="T4">queue_.push(move(item));</text:span></text:p>
            <text:p text:style-name="P41"><text:span text:style-name="T4">cv_.notify_one();</text:span></text:p>
            <text:p text:style-name="P34"><text:span text:style-name="T4">}</text:span></text:p>
            <text:p text:style-name="P27"><text:span text:style-name="T4"/></text:p>
            <text:p text:style-name="P34"><text:span text:style-name="T12">auto</text:span><text:span text:style-name="T4"> pop() -&gt; T {</text:span></text:p>
            <text:p text:style-name="P41"><text:span text:style-name="T12">auto</text:span><text:span text:style-name="T4"> lock = unique_lock&lt;mutex&gt;(mutex_);</text:span></text:p>
            <text:p text:style-name="P41"><text:span text:style-name="T12">while</text:span><text:span text:style-name="T4">(queue_.empty())</text:span></text:p>
            <text:p text:style-name="P44"><text:span text:style-name="T4">cv_.wait(lock);</text:span></text:p>
            <text:p text:style-name="P41"><text:span text:style-name="T4"/></text:p>
            <text:p text:style-name="P41"><text:span text:style-name="T12">auto</text:span><text:span text:style-name="T4"> ret = move(queue_.front());</text:span></text:p>
            <text:p text:style-name="P41"><text:span text:style-name="T4">queue_.pop();</text:span></text:p>
            <text:p text:style-name="P41"><text:span text:style-name="T4"/></text:p>
            <text:p text:style-name="P41"><text:span text:style-name="T12">return</text:span><text:span text:style-name="T4"> ret;</text:span></text:p>
            <text:p text:style-name="P34"><text:span text:style-name="T4">}</text:span></text:p>
            <text:p text:style-name="P34"><text:span text:style-name="T4"/></text:p>
            <text:p text:style-name="P34"><text:span text:style-name="T4">condition_variable cv_;</text:span></text:p>
            <text:p text:style-name="P34"><text:span text:style-name="T4">mutex mutex_;</text:span></text:p>
            <text:p text:style-name="P26"><text:span text:style-name="T4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5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6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Producer-Consumer-Queue: Implementierung mit Atomics</text:p>
          </draw:text-box>
        </draw:frame>
        <draw:frame presentation:style-name="pr27" draw:text-style-name="P46" draw:layer="layout" svg:width="23.5cm" svg:height="15.241cm" svg:x="0.5cm" svg:y="2cm" presentation:class="outline" presentation:user-transformed="true">
          <draw:text-box>
            <text:p text:style-name="P26"><text:span text:style-name="T12">template</text:span><text:span text:style-name="T4"> &lt;</text:span><text:span text:style-name="T12">class</text:span><text:span text:style-name="T4"> T&gt; </text:span><text:span text:style-name="T12">class</text:span><text:span text:style-name="T4"> Queue {</text:span></text:p>
            <text:p text:style-name="P27"><text:span text:style-name="T12">auto</text:span><text:span text:style-name="T4"> push(T t) -&gt; </text:span><text:span text:style-name="T12">void</text:span><text:span text:style-name="T4"> {</text:span></text:p>
            <text:p text:style-name="P34"><text:span text:style-name="T12">while</text:span><text:span text:style-name="T4">(lock_)</text:span></text:p>
            <text:p text:style-name="P41"><text:span text:style-name="T4">thread::this_thread::yield(); </text:span></text:p>
            <text:p text:style-name="P34"><text:span text:style-name="T4"/></text:p>
            <text:p text:style-name="P34"><text:span text:style-name="T4">lock_ = true;</text:span></text:p>
            <text:p text:style-name="P34"><text:span text:style-name="T4">queue_.push(move(t));</text:span></text:p>
            <text:p text:style-name="P34"><text:span text:style-name="T4">lock_ = false;</text:span></text:p>
            <text:p text:style-name="P27"><text:span text:style-name="T4">}</text:span></text:p>
            <text:p text:style-name="P27"><text:span text:style-name="T4"/></text:p>
            <text:p text:style-name="P27"><text:span text:style-name="T12">auto</text:span><text:span text:style-name="T4"> pop() -&gt; T {</text:span></text:p>
            <text:p text:style-name="P34"><text:span text:style-name="T12">while</text:span><text:span text:style-name="T4">(lock_)</text:span></text:p>
            <text:p text:style-name="P41"><text:span text:style-name="T4">thread::this_thread::yield();</text:span></text:p>
            <text:p text:style-name="P41"><text:span text:style-name="T4"/></text:p>
            <text:p text:style-name="P34"><text:span text:style-name="T4">lock_ = true;</text:span></text:p>
            <text:p text:style-name="P34"><text:span text:style-name="T12">auto</text:span><text:span text:style-name="T4"> ret = move(queue_.front());</text:span></text:p>
            <text:p text:style-name="P34"><text:span text:style-name="T4">queue_.pop();</text:span></text:p>
            <text:p text:style-name="P34"><text:span text:style-name="T4">lock_ = false;</text:span></text:p>
            <text:p text:style-name="P26"><text:span text:style-name="T4"/></text:p>
            <text:p text:style-name="P34"><text:span text:style-name="T12">return</text:span><text:span text:style-name="T4"> ret;</text:span></text:p>
            <text:p text:style-name="P27"><text:span text:style-name="T4">}</text:span></text:p>
            <text:p text:style-name="P26"><text:span text:style-name="T13"/></text:p>
            <text:p text:style-name="P27"><text:span text:style-name="T4">atomic_bool lock_; </text:span><text:span text:style-name="T13">// Initialisierung: false</text:span></text:p>
            <text:p text:style-name="P26"><text:span text:style-name="T4">}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6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7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Weiterführende Literatur</text:p>
          </draw:text-box>
        </draw:frame>
        <draw:frame presentation:style-name="pr16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Bjarne Stroustrup: <text:span text:style-name="T8">A Tour of C++</text:span><text:span text:style-name="T9">, Addison-Wesley, 2014</text:span></text:p>
              </text:list-item>
              <text:list-item>
                <text:p><text:span text:style-name="T9">Bjarne Stroustrup: </text:span><text:span text:style-name="T8">The C++ Programming Language</text:span><text:span text:style-name="T9">, Addison-Wesley, 2013</text:span></text:p>
              </text:list-item>
              <text:list-item>
                <text:p><text:span text:style-name="T9">Scott Meyers: </text:span><text:span text:style-name="T8">Effective Modern C++</text:span><text:span text:style-name="T9">, O‘Reilly, 2014</text:span></text:p>
              </text:list-item>
              <text:list-item>
                <text:p><text:span text:style-name="T9">Anthony Williams: </text:span><text:span text:style-name="T8">C++ Concurrency in Action</text:span><text:span text:style-name="T9">, Manning, 2012</text:span></text:p>
              </text:list-item>
              <text:list-item>
                <text:p><text:span text:style-name="T9">Stanley B. Lippmann, Josee Lajoie, Barbara E. Moo: </text:span><text:span text:style-name="T8">C++ Primer</text:span><text:span text:style-name="T9">, 2012</text:span></text:p>
                <text:p><text:span text:style-name="T9"/></text:p>
              </text:list-item>
              <text:list-item>
                <text:p><text:span text:style-name="T9">Bjarne Stroustrup: </text:span><text:span text:style-name="T8">C++11 FAQ</text:span><text:span text:style-name="T9">, </text:span><text:span text:style-name="T9"><text:a xlink:href="http://www.stroustrup.com/C++11FAQ.html" xlink:type="simple">http://www.stroustrup.com/C++11FAQ.html</text:a></text:span></text:p>
              </text:list-item>
              <text:list-item>
                <text:p><text:span text:style-name="T9">Herb Sutter: </text:span><text:span text:style-name="T8">Guru of the Week</text:span><text:span text:style-name="T9">, </text:span><text:span text:style-name="T9"><text:a xlink:href="https://herbsutter.com/gotw/" xlink:type="simple">https://herbsutter.com/gotw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7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8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Quellen</text:p>
          </draw:text-box>
        </draw:frame>
        <draw:frame presentation:style-name="pr28" draw:layer="layout" svg:width="23.5cm" svg:height="14.931cm" svg:x="0.5cm" svg:y="2cm" presentation:class="outline" presentation:user-transformed="true">
          <draw:text-box>
            <text:list text:style-name="L3">
              <text:list-item>
                <text:p>[CPP11] ISO/IEC JTC1/SC22/WG21: <text:span text:style-name="T8">International Standard ISO/IEC 14882:2011(E) – Programming Language C++</text:span><text:span text:style-name="T9">, ISO/IEC, 2011</text:span></text:p>
              </text:list-item>
              <text:list-item>
                <text:p>[CPP14] ISO/IEC JTC1/SC22/WG21: <text:span text:style-name="T8">International Standard ISO/IEC 14882:2014(E) – Programming Language C++</text:span><text:span text:style-name="T9">, ISO/IEC, 2014</text:span></text:p>
              </text:list-item>
              <text:list-item>
                <text:p><text:span text:style-name="T9">[CPP17] ISO/IEC JTC1/SC22/WG21: </text:span><text:span text:style-name="T8">Working Draft, Standard for Programming Language C++</text:span><text:span text:style-name="T9">, ISO/IEC, Entwurf vom 30.05.2016</text:span></text:p>
              </text:list-item>
              <text:list-item>
                <text:p>[EP1] Project Euler: <text:span text:style-name="T8">Problem 1. Multiples of 3 and 5</text:span><text:span text:style-name="T9">, letzte Aktualisierung unbekannt, zuletzt abgerufen am 12.06.2016, </text:span><text:span text:style-name="T9"><text:a xlink:href="https://projecteuler.net/problem=1" xlink:type="simple">https://projecteuler.net/problem=1</text:a></text:span></text:p>
              </text:list-item>
              <text:list-item>
                <text:p>[EP22] Project Euler: <text:span text:style-name="T8">Problem 22. Names scores</text:span>, letzte Aktualisierung unbekannt, zuletzt abgerufen am 12.06.2016, <text:a xlink:href="https://projecteuler.net/problem=22" xlink:type="simple">https://projecteuler.net/problem=22</text:a></text:p>
              </text:list-item>
              <text:list-item>
                <text:p>[MCS] Herb Sutter: <text:span text:style-name="T8">Back to Basics: Modern C++ Style</text:span><text:span text:style-name="T9">, Folien zum Vortrag auf der CppCon 2014, letzte Änderung am 13.09.2014, zuletzt abgerufen am 12.06.2016, </text:span><text:span text:style-name="T9"><text:a xlink:href="https://github.com/CppCon/CppCon2014/tree/master/Presentations/Back%20to%20the%20Basics!%20Essentials%20of%20Modern%20C%2B%2B%20Style" xlink:type="simple">https://github.com/CppCon/CppCon2014/tree/master/Presentations/Back%20to%20the%20Basics!%20Essentials%20of%20Modern%20C%2B%2B%20Style</text:a>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8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9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Quellen</text:p>
          </draw:text-box>
        </draw:frame>
        <draw:frame presentation:style-name="pr28" draw:layer="layout" svg:width="23.5cm" svg:height="14.931cm" svg:x="0.5cm" svg:y="2cm" presentation:class="outline" presentation:user-transformed="true">
          <draw:text-box>
            <text:list text:style-name="L3">
              <text:list-item>
                <text:p><text:span text:style-name="T9">[TCPP] Bjarne Stroustrup: </text:span><text:span text:style-name="T8">A Tour of C++</text:span><text:span text:style-name="T9">, Addison-Wesley, 2014</text:span></text:p>
              </text:list-item>
              <text:list-item>
                <text:p><text:span text:style-name="T9">[CPPCG] Bjarne Stroustrup, Herb Sutter: </text:span><text:span text:style-name="T8">C++ Core Guidelines</text:span><text:span text:style-name="T9">, letzte Aktualisierung am 05. April 2016, zuletzt abgerufen am 22.06.16, </text:span><text:span text:style-name="T9"><text:a xlink:href="http://isocpp.github.io/CppCoreGuidelines/CppCoreGuidelines" xlink:type="simple">http://isocpp.github.io/CppCoreGuidelines/CppCoreGuidelines</text:a></text:span></text:p>
              </text:list-item>
              <text:list-item>
                <text:p><text:span text:style-name="T9">[PPP] Timothy G. Mattson, Beverly A. Sanders, Berna L. Massingill: </text:span><text:span text:style-name="T8">Patterns for Parallel Programming</text:span><text:span text:style-name="T9">, Addison-Wesley, 2005</text:span></text:p>
              </text:list-item>
              <text:list-item>
                <text:p><text:span text:style-name="T9">[STC] Kate Gregory: </text:span><text:span text:style-name="T8">Stop Teaching C</text:span><text:span text:style-name="T9">, Folien zum Vortrag auf der CppCon 2015, letzte Änderung am <text:s/>03.10.2015, zuletzt abgerufen am 29.06.16, </text:span><text:span text:style-name="T9"><text:a xlink:href="https://github.com/CppCon/CppCon2015/tree/master/Presentations/Stop%20Teaching%20C" xlink:type="simple">https://github.com/CppCon/CppCon2015/tree/master/Presentations/Stop%20Teaching%20C</text:a></text:span></text:p>
              </text:list-item>
              <text:list-item>
                <text:p><text:span text:style-name="T9">[IPM] J. Daniel Garcia, Bjarne Stroustrup: </text:span><text:span text:style-name="T8">Improving performance and maintainability through refactoring in C++11</text:span><text:span text:style-name="T9">, August 2015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9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0" draw:style-name="dp3" draw:master-page-name="Master1-Layout2-obj-Titel-und-Inhalt" presentation:presentation-page-layout-name="AL1T0">
        <office:forms form:automatic-focus="false" form:apply-design-mode="false"/>
        <draw:frame presentation:style-name="pr5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29" draw:text-style-name="P48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47"><text:span text:style-name="T25">Vielen Dank!</text:span></text:p>
              </text:list-header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0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1" svg:font-family="DIN-Bold"/>
    <style:font-face style:name="Times New Roman2" svg:font-family="'Times New Roman'"/>
    <style:font-face style:name="Ubuntu Mono3" svg:font-family="'Ubuntu Mono'" style:font-adornments="Regular"/>
    <style:font-face style:name="Univers 45 Light2" svg:font-family="'Univers 45 Light'"/>
    <style:font-face style:name="Univers Light1" svg:font-family="'Univers Light'"/>
    <style:font-face style:name="Ubuntu Mono2" svg:font-family="'Ubuntu Mono'" style:font-pitch="fixed"/>
    <style:font-face style:name="Ubuntu Mono1" svg:font-family="'Ubuntu Mono'" style:font-adornments="45 Light" style:font-pitch="fixed"/>
    <style:font-face style:name="Times New Roman3" svg:font-family="'Times New Roman'" style:font-family-generic="roman" style:font-pitch="fixed"/>
    <style:font-face style:name="ＭＳ Ｐゴシック1" svg:font-family="'ＭＳ Ｐゴシック'" style:font-family-generic="roman" style:font-pitch="fixed"/>
    <style:font-face style:name="Arial1" svg:font-family="Arial" style:font-pitch="variable"/>
    <style:font-face style:name="DIN-Bold" svg:font-family="DIN-Bold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Noto Sans Devanagari1" svg:font-family="'Noto Sans Devanagari'" style:font-pitch="variable"/>
    <style:font-face style:name="Times New Roman1" svg:font-family="'Times New Roman'" style:font-pitch="variable"/>
    <style:font-face style:name="Ubuntu Mono" svg:font-family="'Ubuntu Mono'" style:font-adornments="45 Light" style:font-pitch="variable"/>
    <style:font-face style:name="Univers 45 Light" svg:font-family="'Univers 45 Light'" style:font-pitch="variable"/>
    <style:font-face style:name="Univers LT Std" svg:font-family="'Univers LT Std'" style:font-pitch="variable"/>
    <style:font-face style:name="Univers LT Std1" svg:font-family="'Univers LT Std'" style:font-adornments="45 Light" style:font-pitch="variable"/>
    <style:font-face style:name="Univers Light" svg:font-family="'Univers Light'" style:font-pitch="variable"/>
    <style:font-face style:name="AR PL New Sung1" svg:font-family="'AR PL New Sung'" style:font-family-generic="roman" style:font-pitch="variable"/>
    <style:font-face style:name="Arial" svg:font-family="Arial" style:font-family-generic="roman" style:font-pitch="variable"/>
    <style:font-face style:name="DIN" svg:font-family="DIN" style:font-family-generic="roman" style:font-pitch="variable"/>
    <style:font-face style:name="Liberation Sans" svg:font-family="'Liberation Sans'" style:font-family-generic="roman" style:font-pitch="variable"/>
    <style:font-face style:name="Noto Sans Devanagari2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Univers 45 Light1" svg:font-family="'Univers 45 Light'" style:font-family-generic="roman" style:font-pitch="variable"/>
    <style:font-face style:name="Univers LT Std2" svg:font-family="'Univers LT Std'" style:font-family-generic="roman" style:font-pitch="variable"/>
    <style:font-face style:name="Univers LT Std3" svg:font-family="'Univers LT Std'" style:font-adornments="45 Light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IN1" svg:font-family="DIN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nivers" svg:font-family="Univers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B2FF2A327EABC87D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IN1" fo:font-family="DIN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 LT Std1" fo:font-family="'Univers LT Std'" style:font-style-name="45 Ligh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style:font-name="Univers LT Std1" fo:font-family="'Univers LT Std'" style:font-style-name="45 Light" style:font-pitch="variable"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style:font-name="Univers LT Std1" fo:font-family="'Univers LT Std'" style:font-style-name="45 Light" style:font-pitch="variable"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style:font-name="Univers LT Std1" fo:font-family="'Univers LT Std'" style:font-style-name="45 Light" style:font-pitch="variable"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9F67E86A3DC02520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IN1" fo:font-family="DIN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 LT Std1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1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 LT Std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2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 LT Std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9F67E86A3DC02520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3AD3BAC9B149B2CE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01ADAC5F99D5349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7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PowerPoint-Präsentation</dc:title>
    <meta:creation-date>2012-01-26T13:39:15</meta:creation-date>
    <meta:editing-cycles>710</meta:editing-cycles>
    <meta:editing-duration>P7DT9H47M43S</meta:editing-duration>
    <dc:date>2016-06-29T17:44:05.616907772</dc:date>
    <dc:creator>Jan Stephan</dc:creator>
    <meta:document-statistic meta:object-count="201"/>
    <meta:template xlink:type="simple" xlink:actuate="onRequest" xlink:title="PowerPoint-Präsentation" xlink:href="../../../../../../uni/ws1112/usr/lib/libreoffice/basis3.4/share/template/en-US/presnt/allgemein_deu.otp" meta:date="2012-01-17T13:57:52.650000000"/>
  </office:meta>
</office:document-meta>
</file>